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35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322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0.0634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7083in"/>
    </style:style>
    <style:style style:name="co8" style:family="table-column">
      <style:table-column-properties fo:break-before="auto" style:column-width="0.4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CPU">
      <style:table-properties table:display="true" style:writing-mode="lr-tb"/>
    </style:style>
    <style:style style:name="ta2" style:family="table" style:master-page-name="PageStyle_5f_Dad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7" style:family="table-cell" style:parent-style-name="Default">
      <style:table-cell-properties fo:border-bottom="1.5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Georgia" style:font-size-complex="10pt" style:font-style-complex="italic" style:font-weight-complex="normal"/>
    </style:style>
    <style:style style:name="ce9" style:family="table-cell" style:parent-style-name="Default">
      <style:table-cell-properties fo:border-bottom="1.5pt solid #000000" fo:border-left="none" fo:border-right="none" style:rotation-align="none" fo:border-top="none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4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none" style:rotation-align="none" fo:border-top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8" style:family="table-cell" style:parent-style-name="Default" style:data-style-name="N4">
      <style:table-cell-properties style:text-align-source="fix" style:repeat-content="false" style:rotation-align="none" style:vertical-align="middle"/>
      <style:paragraph-properties fo:text-align="end" fo:margin-left="0in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9" style:family="table-cell" style:parent-style-name="Default" style:data-style-name="N4">
      <style:table-cell-properties fo:border-bottom="1.5pt solid #000000" style:text-align-source="fix" style:repeat-content="false" fo:border-left="none" fo:border-right="none" style:rotation-align="none" fo:border-top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end" fo:margin-left="0in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1.5pt solid #000000" style:text-align-source="fix" style:repeat-content="false" fo:border-left="none" fo:border-right="none" style:rotation-align="none" fo:border-top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rotation-align="none"/>
      <style:text-properties fo:color="#cccccc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none" style:rotation-align="none" fo:border-top="1.5pt solid #000000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style:rotation-align="none" style:vertical-align="middle"/>
      <style:paragraph-properties fo:text-align="end" fo:margin-left="0in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end" fo:margin-left="0in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9" style:family="table-cell" style:parent-style-name="Default" style:data-style-name="N4">
      <style:table-cell-properties style:rotation-align="none"/>
      <style:text-properties fo:color="#cccccc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3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3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030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Georg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Georg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Georg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Georg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PU" table:style-name="ta1">
        <office:forms form:automatic-focus="false" form:apply-design-mode="false"/>
        <table:table-column table:style-name="co1" table:default-cell-style-name="ce24"/>
        <table:table-column table:style-name="co2" table:number-columns-repeated="5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3" table:default-cell-style-name="ce24"/>
        <table:table-column table:style-name="co5" table:default-cell-style-name="ce24"/>
        <table:table-column table:style-name="co3" table:default-cell-style-name="ce24"/>
        <table:table-column table:style-name="co5" table:default-cell-style-name="ce24"/>
        <table:table-column table:style-name="co3" table:default-cell-style-name="ce24"/>
        <table:table-column table:style-name="co5" table:default-cell-style-name="ce24"/>
        <table:table-column table:style-name="co3" table:default-cell-style-name="ce24"/>
        <table:table-column table:style-name="co5" table:default-cell-style-name="ce24"/>
        <table:table-column table:style-name="co3" table:number-columns-repeated="4" table:default-cell-style-name="ce24"/>
        <table:table-column table:style-name="co6" table:default-cell-style-name="ce24"/>
        <table:table-column table:style-name="co7" table:number-columns-repeated="1001" table:default-cell-style-name="ce24"/>
        <table:table-row table:style-name="ro1">
          <table:table-cell table:style-name="ce20">
            <office:annotation draw:style-name="gr2" draw:text-style-name="P3" svg:width="1.289in" svg:height="3.1091in" svg:x="1.0394in" svg:y="0in" draw:caption-point-x="-0.1598in" draw:caption-point-y="0.0039in">
              <dc:date>2024-02-21T00:00:00</dc:date>
              <text:p text:style-name="P2"><text:span text:style-name="T1">- valores antigos, publicados nos artigos, medidos 1x, ao invés de média de 3.</text:span></text:p>
              <text:p text:style-name="P2"><text:span text:style-name="T1">- 22.28 vem de stc_nba-gpu_v211130 (1x)</text:span></text:p>
              <text:p text:style-name="P2"><text:span text:style-name="T1"><text:tab/></text:span><text:span text:style-name="T1">-E Furlan</text:span></text:p>
              <text:p text:style-name="P2"><text:span text:style-name="T1">----</text:span></text:p>
              <text:p text:style-name="P2"><text:span text:style-name="T1">idem célula acima</text:span></text:p>
              <text:p text:style-name="P2"><text:span text:style-name="T1"><text:tab/></text:span><text:span text:style-name="T1">-E Furlan</text:span></text:p>
            </office:annotation>
          </table:table-cell>
          <table:table-cell table:style-name="ce20" table:number-columns-repeated="7"/>
          <table:table-cell table:style-name="ce32" office:value-type="string" calcext:value-type="string">
            <text:p>↓↓↓ tab:pinn ↓↓↓</text:p>
          </table:table-cell>
          <table:table-cell table:style-name="ce33" table:number-columns-repeated="2"/>
          <table:table-cell table:style-name="ce34" table:number-columns-repeated="9"/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20" table:number-columns-repeated="8"/>
          <table:table-cell table:style-name="ce20" office:value-type="string" calcext:value-type="string">
            <text:p>\begin{tabular}{lrrrrr}\toprule</text:p>
          </table:table-cell>
          <table:table-cell table:style-name="ce20" table:number-columns-repeated="14"/>
          <table:table-cell table:number-columns-repeated="1001"/>
        </table:table-row>
        <table:table-row table:style-name="ro1">
          <table:table-cell table:style-name="ce4"/>
          <table:table-cell table:style-name="ce14" office:value-type="string" calcext:value-type="string" table:number-columns-spanned="5" table:number-rows-spanned="1">
            <text:p>Number of OpenMP threads</text:p>
          </table:table-cell>
          <table:covered-table-cell table:number-columns-repeated="4" table:style-name="ce47"/>
          <table:table-cell table:style-name="ce20" table:number-columns-repeated="2"/>
          <table:table-cell table:style-name="ce20" table:formula="of:=[.A3]" office:value-type="float" office:value="0" calcext:value-type="float">
            <text:p>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CONCATENATE(&quot;\multicolumn{5}{c}{\textbf{&quot;;[.B3];&quot;}}&quot;)" office:value-type="string" office:string-value="\multicolumn{5}{c}{\textbf{Number of OpenMP threads}}" calcext:value-type="string">
            <text:p>\multicolumn{5}{c}{\textbf{Number of OpenMP threads}}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 table:number-columns-repeated="6"/>
          <table:table-cell table:style-name="ce20" table:number-columns-repeated="2"/>
          <table:table-cell table:style-name="ce21" office:value-type="string" calcext:value-type="string">
            <text:p>\cline{2-6}\vspace{-8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7" office:value-type="string" calcext:value-type="string">
            <text:p>Profiling</text:p>
          </table:table-cell>
          <table:table-cell table:style-name="ce35" table:formula="of:=[$Data.B3]" office:value-type="float" office:value="1" calcext:value-type="float">
            <text:p>1</text:p>
          </table:table-cell>
          <table:table-cell table:style-name="ce35" table:formula="of:=[$Data.C3]" office:value-type="float" office:value="4" calcext:value-type="float">
            <text:p>4</text:p>
          </table:table-cell>
          <table:table-cell table:style-name="ce35" table:formula="of:=[$Data.D3]" office:value-type="float" office:value="8" calcext:value-type="float">
            <text:p>8</text:p>
          </table:table-cell>
          <table:table-cell table:style-name="ce35" table:formula="of:=[$Data.E3]" office:value-type="float" office:value="16" calcext:value-type="float">
            <text:p>16</text:p>
          </table:table-cell>
          <table:table-cell table:style-name="ce35" table:formula="of:=[$Data.F3]" office:value-type="float" office:value="24" calcext:value-type="float">
            <text:p>24</text:p>
          </table:table-cell>
          <table:table-cell table:style-name="ce20" table:number-columns-repeated="2"/>
          <table:table-cell table:style-name="ce20" table:formula="of:=CONCATENATE(&quot;\textbf{&quot;;[.A5];&quot;}&quot;)" office:value-type="string" office:string-value="\textbf{Profiling}" calcext:value-type="string">
            <text:p>\textbf{Profiling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CONCATENATE(&quot;\textbf{&quot;;[.B5];&quot;}&quot;)" office:value-type="string" office:string-value="\textbf{1}" calcext:value-type="string">
            <text:p>\textbf{1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CONCATENATE(&quot;\textbf{&quot;;[.C5];&quot;}&quot;)" office:value-type="string" office:string-value="\textbf{4}" calcext:value-type="string">
            <text:p>\textbf{4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CONCATENATE(&quot;\textbf{&quot;;[.D5];&quot;}&quot;)" office:value-type="string" office:string-value="\textbf{8}" calcext:value-type="string">
            <text:p>\textbf{8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CONCATENATE(&quot;\textbf{&quot;;[.E5];&quot;}&quot;)" office:value-type="string" office:string-value="\textbf{16}" calcext:value-type="string">
            <text:p>\textbf{16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CONCATENATE(&quot;\textbf{&quot;;[.F5];&quot;}&quot;)" office:value-type="string" office:string-value="\textbf{24}" calcext:value-type="string">
            <text:p>\textbf{24}</text:p>
          </table:table-cell>
          <table:table-cell table:style-name="ce21" office:value-type="string" calcext:value-type="string">
            <text:p>\vspace{1pt}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/>
          <table:table-cell table:style-name="ce52" table:number-columns-repeated="5"/>
          <table:table-cell table:style-name="ce20" table:number-columns-repeated="2"/>
          <table:table-cell table:style-name="ce21" office:value-type="string" calcext:value-type="string">
            <text:p>\toprule\vspace{-10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6" table:number-rows-spanned="1">
            <text:p>Processing time (seconds)</text:p>
          </table:table-cell>
          <table:covered-table-cell table:number-columns-repeated="5" table:style-name="ce52"/>
          <table:table-cell table:style-name="ce20" table:number-columns-repeated="2"/>
          <table:table-cell table:style-name="ce20" table:formula="of:=CONCATENATE(&quot;\multicolumn{6}{c}{\textbf{\textit{&quot;;[.A7];&quot;}}}&quot;)" office:value-type="string" office:string-value="\multicolumn{6}{c}{\textbf{\textit{Processing time (seconds)}}}" calcext:value-type="string">
            <text:p>\multicolumn{6}{c}{\textbf{\textit{Processing time (seconds)}}}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/>
          <table:table-cell table:style-name="ce37" table:number-columns-repeated="5"/>
          <table:table-cell table:style-name="ce20" table:number-columns-repeated="2"/>
          <table:table-cell table:style-name="ce20" office:value-type="string" calcext:value-type="string">
            <text:p>\midrule[0.1pt]\vspace{-10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5" table:formula="of:=[$Data.A4]" office:value-type="string" office:string-value="GQM" calcext:value-type="string">
            <text:p>GQM</text:p>
          </table:table-cell>
          <table:table-cell table:style-name="ce38" table:formula="of:=[$Data.B22]" office:value-type="float" office:value="0.0201551" calcext:value-type="float">
            <text:p>0.02</text:p>
          </table:table-cell>
          <table:table-cell table:style-name="ce48" table:formula="of:=[$Data.C22]" office:value-type="float" office:value="0.006485166667" calcext:value-type="float">
            <text:p>0.01</text:p>
          </table:table-cell>
          <table:table-cell table:style-name="ce48" table:formula="of:=[$Data.D22]" office:value-type="float" office:value="0.003738266667" calcext:value-type="float">
            <text:p>0.00</text:p>
          </table:table-cell>
          <table:table-cell table:style-name="ce48" table:formula="of:=[$Data.E22]" office:value-type="float" office:value="0.002712233333" calcext:value-type="float">
            <text:p>0.00</text:p>
          </table:table-cell>
          <table:table-cell table:style-name="ce48" table:formula="of:=[$Data.F22]" office:value-type="float" office:value="0.002063266667" calcext:value-type="float">
            <text:p>0.00</text:p>
          </table:table-cell>
          <table:table-cell table:style-name="ce20" table:number-columns-repeated="2"/>
          <table:table-cell table:style-name="ce20" table:formula="of:=CONCATENATE(&quot;\textbf{&quot;;[.A9];&quot;}&quot;)" office:value-type="string" office:string-value="\textbf{GQM}" calcext:value-type="string">
            <text:p>\textbf{GQM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9=B$29,CONCATENATE(&quot;&quot;\color{blue}{&quot;&quot;, TO_TEXT(B9), &quot;&quot;}&quot;&quot;),TO_TEXT(B9))&quot;);&quot;\color{blue}{0.02}&quot;)" office:value-type="string" office:string-value="\color{blue}{0.02}" calcext:value-type="string">
            <text:p>\color{blue}{0.02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9=C$29,CONCATENATE(&quot;&quot;\color{red}{&quot;&quot;, TO_TEXT(C9), &quot;&quot;}&quot;&quot;),TO_TEXT(C9))&quot;);&quot;\color{red}{0.01}&quot;)" office:value-type="string" office:string-value="\color{red}{0.01}" calcext:value-type="string">
            <text:p>\color{red}{0.01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9=D$29,CONCATENATE(&quot;&quot;\color{red}{&quot;&quot;, TO_TEXT(D9), &quot;&quot;}&quot;&quot;),TO_TEXT(D9))&quot;);&quot;\color{red}{0.00}&quot;)" office:value-type="string" office:string-value="\color{red}{0.00}" calcext:value-type="string">
            <text:p>\color{red}{0.00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9=E$29,CONCATENATE(&quot;&quot;\color{red}{&quot;&quot;, TO_TEXT(E9), &quot;&quot;}&quot;&quot;),TO_TEXT(E9))&quot;);&quot;\color{red}{0.00}&quot;)" office:value-type="string" office:string-value="\color{red}{0.00}" calcext:value-type="string">
            <text:p>\color{red}{0.00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9=F$29,CONCATENATE(&quot;&quot;\color{red}{&quot;&quot;, TO_TEXT(F9), &quot;&quot;}&quot;&quot;),TO_TEXT(F9))&quot;);&quot;\color{red}{0.00}&quot;)" office:value-type="string" office:string-value="\color{red}{0.00}" calcext:value-type="string">
            <text:p>\color{red}{0.00}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5" table:formula="of:=[$Data.A5]" office:value-type="string" office:string-value="Train" calcext:value-type="string">
            <text:p>Train</text:p>
          </table:table-cell>
          <table:table-cell table:style-name="ce37" table:formula="of:=[$Data.B23]" office:value-type="float" office:value="30.32706667" calcext:value-type="float">
            <text:p>30.33</text:p>
          </table:table-cell>
          <table:table-cell table:style-name="ce37" table:formula="of:=[$Data.C23]" office:value-type="float" office:value="22.13716667" calcext:value-type="float">
            <text:p>22.14</text:p>
          </table:table-cell>
          <table:table-cell table:style-name="ce37" table:formula="of:=[$Data.D23]" office:value-type="float" office:value="21.69156667" calcext:value-type="float">
            <text:p>21.69</text:p>
          </table:table-cell>
          <table:table-cell table:style-name="ce37" table:formula="of:=[$Data.E23]" office:value-type="float" office:value="22.55943333" calcext:value-type="float">
            <text:p>22.56</text:p>
          </table:table-cell>
          <table:table-cell table:style-name="ce37" table:formula="of:=[$Data.F23]" office:value-type="float" office:value="23.2092" calcext:value-type="float">
            <text:p>23.21</text:p>
          </table:table-cell>
          <table:table-cell table:style-name="ce20" table:number-columns-repeated="2"/>
          <table:table-cell table:style-name="ce20" table:formula="of:=CONCATENATE(&quot;\textbf{&quot;;[.A10];&quot;}&quot;)" office:value-type="string" office:string-value="\textbf{Train}" calcext:value-type="string">
            <text:p>\textbf{Train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10=B$29,CONCATENATE(&quot;&quot;\color{red}{&quot;&quot;, TO_TEXT(B10), &quot;&quot;}&quot;&quot;),TO_TEXT(B10))&quot;);&quot;30.33&quot;)" office:value-type="string" office:string-value="30.33" calcext:value-type="string">
            <text:p>30.33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10=C$29,CONCATENATE(&quot;&quot;\color{red}{&quot;&quot;, TO_TEXT(C10), &quot;&quot;}&quot;&quot;),TO_TEXT(C10))&quot;);&quot;22.14&quot;)" office:value-type="string" office:string-value="22.14" calcext:value-type="string">
            <text:p>22.14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10=D$29,CONCATENATE(&quot;&quot;\color{red}{&quot;&quot;, TO_TEXT(D10), &quot;&quot;}&quot;&quot;),TO_TEXT(D10))&quot;);&quot;21.69&quot;)" office:value-type="string" office:string-value="21.69" calcext:value-type="string">
            <text:p>21.69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10=E$29,CONCATENATE(&quot;&quot;\color{red}{&quot;&quot;, TO_TEXT(E10), &quot;&quot;}&quot;&quot;),TO_TEXT(E10))&quot;);&quot;22.56&quot;)" office:value-type="string" office:string-value="22.56" calcext:value-type="string">
            <text:p>22.56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10=F$29,CONCATENATE(&quot;&quot;\color{red}{&quot;&quot;, TO_TEXT(F10), &quot;&quot;}&quot;&quot;),TO_TEXT(F10))&quot;);&quot;23.21&quot;)" office:value-type="string" office:string-value="23.21" calcext:value-type="string">
            <text:p>23.21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9" table:formula="of:=[$Data.A6]" office:value-type="string" office:string-value="Predict" calcext:value-type="string">
            <text:p>Predict</text:p>
          </table:table-cell>
          <table:table-cell table:style-name="ce39" table:formula="of:=[$Data.B24]" office:value-type="float" office:value="0.1006417333" calcext:value-type="float">
            <text:p>0.10</text:p>
          </table:table-cell>
          <table:table-cell table:style-name="ce39" table:formula="of:=[$Data.C24]" office:value-type="float" office:value="0.0467696" calcext:value-type="float">
            <text:p>0.05</text:p>
          </table:table-cell>
          <table:table-cell table:style-name="ce39" table:formula="of:=[$Data.D24]" office:value-type="float" office:value="0.0320611" calcext:value-type="float">
            <text:p>0.03</text:p>
          </table:table-cell>
          <table:table-cell table:style-name="ce39" table:formula="of:=[$Data.E24]" office:value-type="float" office:value="0.02852333333" calcext:value-type="float">
            <text:p>0.03</text:p>
          </table:table-cell>
          <table:table-cell table:style-name="ce39" table:formula="of:=[$Data.F24]" office:value-type="float" office:value="0.02756986667" calcext:value-type="float">
            <text:p>0.03</text:p>
          </table:table-cell>
          <table:table-cell table:style-name="ce20" table:number-columns-repeated="2"/>
          <table:table-cell table:style-name="ce20" table:formula="of:=CONCATENATE(&quot;\textbf{&quot;;[.A11];&quot;}&quot;)" office:value-type="string" office:string-value="\textbf{Predict}" calcext:value-type="string">
            <text:p>\textbf{Predict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11=B$29,CONCATENATE(&quot;&quot;\color{red}{&quot;&quot;, TO_TEXT(B11), &quot;&quot;}&quot;&quot;),TO_TEXT(B11))&quot;);&quot;0.10&quot;)" office:value-type="string" office:string-value="0.10" calcext:value-type="string">
            <text:p>0.1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11=C$29,CONCATENATE(&quot;&quot;\color{red}{&quot;&quot;, TO_TEXT(C11), &quot;&quot;}&quot;&quot;),TO_TEXT(C11))&quot;);&quot;0.05&quot;)" office:value-type="string" office:string-value="0.05" calcext:value-type="string">
            <text:p>0.05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11=D$29,CONCATENATE(&quot;&quot;\color{red}{&quot;&quot;, TO_TEXT(D11), &quot;&quot;}&quot;&quot;),TO_TEXT(D11))&quot;);&quot;0.03&quot;)" office:value-type="string" office:string-value="0.03" calcext:value-type="string">
            <text:p>0.03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11=E$29,CONCATENATE(&quot;&quot;\color{red}{&quot;&quot;, TO_TEXT(E11), &quot;&quot;}&quot;&quot;),TO_TEXT(E11))&quot;);&quot;0.03&quot;)" office:value-type="string" office:string-value="0.03" calcext:value-type="string">
            <text:p>0.03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11=F$29,CONCATENATE(&quot;&quot;\color{red}{&quot;&quot;, TO_TEXT(F11), &quot;&quot;}&quot;&quot;),TO_TEXT(F11))&quot;);&quot;0.03&quot;)" office:value-type="string" office:string-value="0.03" calcext:value-type="string">
            <text:p>0.03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/>
          <table:table-cell table:style-name="ce52" table:number-columns-repeated="5"/>
          <table:table-cell table:style-name="ce20" table:number-columns-repeated="2"/>
          <table:table-cell table:style-name="ce21" office:value-type="string" calcext:value-type="string">
            <text:p>\toprule\vspace{-10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6" table:number-rows-spanned="1">
            <text:p>Speedup</text:p>
          </table:table-cell>
          <table:covered-table-cell table:number-columns-repeated="5" table:style-name="ce52"/>
          <table:table-cell table:style-name="ce20" table:number-columns-repeated="2"/>
          <table:table-cell table:style-name="ce20" table:formula="of:=CONCATENATE(&quot;\multicolumn{6}{c}{\textbf{\textit{&quot;;[.A13];&quot;}}}&quot;)" office:value-type="string" office:string-value="\multicolumn{6}{c}{\textbf{\textit{Speedup}}}" calcext:value-type="string">
            <text:p>\multicolumn{6}{c}{\textbf{\textit{Speedup}}}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/>
          <table:table-cell table:style-name="ce52" table:number-columns-repeated="5"/>
          <table:table-cell table:style-name="ce20" table:number-columns-repeated="2"/>
          <table:table-cell table:style-name="ce20" office:value-type="string" calcext:value-type="string">
            <text:p>\midrule[0.1pt]\vspace{-10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5" table:formula="of:=[.A9]" office:value-type="string" office:string-value="GQM" calcext:value-type="string">
            <text:p>GQM</text:p>
          </table:table-cell>
          <table:table-cell table:style-name="ce40" table:formula="of:=[.$B$9]/[.B9]" office:value-type="float" office:value="1" calcext:value-type="float">
            <text:p>1.00</text:p>
          </table:table-cell>
          <table:table-cell table:style-name="ce49" table:formula="of:=[.$B$9]/[.C9]" office:value-type="float" office:value="3.10787694980299" calcext:value-type="float">
            <text:p>3.11</text:p>
          </table:table-cell>
          <table:table-cell table:style-name="ce49" table:formula="of:=[.$B$9]/[.D9]" office:value-type="float" office:value="5.39156293421269" calcext:value-type="float">
            <text:p>5.39</text:p>
          </table:table-cell>
          <table:table-cell table:style-name="ce49" table:formula="of:=[.$B$9]/[.E9]" office:value-type="float" office:value="7.43118217550496" calcext:value-type="float">
            <text:p>7.43</text:p>
          </table:table-cell>
          <table:table-cell table:style-name="ce49" table:formula="of:=[.$B$9]/[.F9]" office:value-type="float" office:value="9.76853856186492" calcext:value-type="float">
            <text:p>9.77</text:p>
          </table:table-cell>
          <table:table-cell table:style-name="ce20" table:number-columns-repeated="2"/>
          <table:table-cell table:style-name="ce20" table:formula="of:=CONCATENATE(&quot;\textbf{&quot;;[.A15];&quot;}&quot;)" office:value-type="string" office:string-value="\textbf{GQM}" calcext:value-type="string">
            <text:p>\textbf{GQM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15=B$30,CONCATENATE(&quot;&quot;\color{blue}{&quot;&quot;, TO_TEXT(B15), &quot;&quot;}&quot;&quot;),TO_TEXT(B15))&quot;);&quot;\color{blue}{1.00}&quot;)" office:value-type="string" office:string-value="\color{blue}{1.00}" calcext:value-type="string">
            <text:p>\color{blue}{1.00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15=C$30,CONCATENATE(&quot;&quot;\color{red}{&quot;&quot;, TO_TEXT(C15), &quot;&quot;}&quot;&quot;),TO_TEXT(C15))&quot;);&quot;\color{red}{3.11}&quot;)" office:value-type="string" office:string-value="\color{red}{3.11}" calcext:value-type="string">
            <text:p>\color{red}{3.11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15=D$30,CONCATENATE(&quot;&quot;\color{red}{&quot;&quot;, TO_TEXT(D15), &quot;&quot;}&quot;&quot;),TO_TEXT(D15))&quot;);&quot;\color{red}{5.39}&quot;)" office:value-type="string" office:string-value="\color{red}{5.39}" calcext:value-type="string">
            <text:p>\color{red}{5.39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15=E$30,CONCATENATE(&quot;&quot;\color{red}{&quot;&quot;, TO_TEXT(E15), &quot;&quot;}&quot;&quot;),TO_TEXT(E15))&quot;);&quot;\color{red}{7.43}&quot;)" office:value-type="string" office:string-value="\color{red}{7.43}" calcext:value-type="string">
            <text:p>\color{red}{7.43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15=F$30,CONCATENATE(&quot;&quot;\color{red}{&quot;&quot;, TO_TEXT(F15), &quot;&quot;}&quot;&quot;),TO_TEXT(F15))&quot;);&quot;\color{red}{9.77}&quot;)" office:value-type="string" office:string-value="\color{red}{9.77}" calcext:value-type="string">
            <text:p>\color{red}{9.77}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5" table:formula="of:=[.A10]" office:value-type="string" office:string-value="Train" calcext:value-type="string">
            <text:p>Train</text:p>
          </table:table-cell>
          <table:table-cell table:style-name="ce41" table:formula="of:=[.$B$9]/[.B10]" office:value-type="float" office:value="0.000664591146229706" calcext:value-type="float">
            <text:p>0.00</text:p>
          </table:table-cell>
          <table:table-cell table:style-name="ce41" table:formula="of:=[.$B$9]/[.C10]" office:value-type="float" office:value="0.000910464301979256" calcext:value-type="float">
            <text:p>0.00</text:p>
          </table:table-cell>
          <table:table-cell table:style-name="ce41" table:formula="of:=[.$B$9]/[.D10]" office:value-type="float" office:value="0.000929167556526704" calcext:value-type="float">
            <text:p>0.00</text:p>
          </table:table-cell>
          <table:table-cell table:style-name="ce41" table:formula="of:=[.$B$9]/[.E10]" office:value-type="float" office:value="0.00089342226398911" calcext:value-type="float">
            <text:p>0.00</text:p>
          </table:table-cell>
          <table:table-cell table:style-name="ce41" table:formula="of:=[.$B$9]/[.F10]" office:value-type="float" office:value="0.000868409940885511" calcext:value-type="float">
            <text:p>0.00</text:p>
          </table:table-cell>
          <table:table-cell table:style-name="ce20" table:number-columns-repeated="2"/>
          <table:table-cell table:style-name="ce20" table:formula="of:=CONCATENATE(&quot;\textbf{&quot;;[.A16];&quot;}&quot;)" office:value-type="string" office:string-value="\textbf{Train}" calcext:value-type="string">
            <text:p>\textbf{Train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16=B$30,CONCATENATE(&quot;&quot;\color{red}{&quot;&quot;, TO_TEXT(B16), &quot;&quot;}&quot;&quot;),TO_TEXT(B16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16=C$30,CONCATENATE(&quot;&quot;\color{red}{&quot;&quot;, TO_TEXT(C16), &quot;&quot;}&quot;&quot;),TO_TEXT(C16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16=D$30,CONCATENATE(&quot;&quot;\color{red}{&quot;&quot;, TO_TEXT(D16), &quot;&quot;}&quot;&quot;),TO_TEXT(D16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16=E$30,CONCATENATE(&quot;&quot;\color{red}{&quot;&quot;, TO_TEXT(E16), &quot;&quot;}&quot;&quot;),TO_TEXT(E16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16=F$30,CONCATENATE(&quot;&quot;\color{red}{&quot;&quot;, TO_TEXT(F16), &quot;&quot;}&quot;&quot;),TO_TEXT(F16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9" table:formula="of:=[.A11]" office:value-type="string" office:string-value="Predict" calcext:value-type="string">
            <text:p>Predict</text:p>
          </table:table-cell>
          <table:table-cell table:style-name="ce42" table:formula="of:=[.$B$9]/[.B11]" office:value-type="float" office:value="0.200265827496435" calcext:value-type="float">
            <text:p>0.20</text:p>
          </table:table-cell>
          <table:table-cell table:style-name="ce42" table:formula="of:=[.$B$9]/[.C11]" office:value-type="float" office:value="0.430944459649003" calcext:value-type="float">
            <text:p>0.43</text:p>
          </table:table-cell>
          <table:table-cell table:style-name="ce42" table:formula="of:=[.$B$9]/[.D11]" office:value-type="float" office:value="0.628646552987889" calcext:value-type="float">
            <text:p>0.63</text:p>
          </table:table-cell>
          <table:table-cell table:style-name="ce42" table:formula="of:=[.$B$9]/[.E11]" office:value-type="float" office:value="0.706617973671452" calcext:value-type="float">
            <text:p>0.71</text:p>
          </table:table-cell>
          <table:table-cell table:style-name="ce42" table:formula="of:=[.$B$9]/[.F11]" office:value-type="float" office:value="0.731055403395609" calcext:value-type="float">
            <text:p>0.73</text:p>
          </table:table-cell>
          <table:table-cell table:style-name="ce20" table:number-columns-repeated="2"/>
          <table:table-cell table:style-name="ce20" table:formula="of:=CONCATENATE(&quot;\textbf{&quot;;[.A17];&quot;}&quot;)" office:value-type="string" office:string-value="\textbf{Predict}" calcext:value-type="string">
            <text:p>\textbf{Predict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17=B$30,CONCATENATE(&quot;&quot;\color{red}{&quot;&quot;, TO_TEXT(B17), &quot;&quot;}&quot;&quot;),TO_TEXT(B17))&quot;);&quot;0.20&quot;)" office:value-type="string" office:string-value="0.20" calcext:value-type="string">
            <text:p>0.2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17=C$30,CONCATENATE(&quot;&quot;\color{red}{&quot;&quot;, TO_TEXT(C17), &quot;&quot;}&quot;&quot;),TO_TEXT(C17))&quot;);&quot;0.43&quot;)" office:value-type="string" office:string-value="0.43" calcext:value-type="string">
            <text:p>0.43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17=D$30,CONCATENATE(&quot;&quot;\color{red}{&quot;&quot;, TO_TEXT(D17), &quot;&quot;}&quot;&quot;),TO_TEXT(D17))&quot;);&quot;0.63&quot;)" office:value-type="string" office:string-value="0.63" calcext:value-type="string">
            <text:p>0.63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17=E$30,CONCATENATE(&quot;&quot;\color{red}{&quot;&quot;, TO_TEXT(E17), &quot;&quot;}&quot;&quot;),TO_TEXT(E17))&quot;);&quot;0.71&quot;)" office:value-type="string" office:string-value="0.71" calcext:value-type="string">
            <text:p>0.71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17=F$30,CONCATENATE(&quot;&quot;\color{red}{&quot;&quot;, TO_TEXT(F17), &quot;&quot;}&quot;&quot;),TO_TEXT(F17))&quot;);&quot;0.73&quot;)" office:value-type="string" office:string-value="0.73" calcext:value-type="string">
            <text:p>0.73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/>
          <table:table-cell table:style-name="ce52" table:number-columns-repeated="5"/>
          <table:table-cell table:style-name="ce20" table:number-columns-repeated="2"/>
          <table:table-cell table:style-name="ce21" office:value-type="string" calcext:value-type="string">
            <text:p>\toprule\vspace{-10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8" office:value-type="string" calcext:value-type="string" table:number-columns-spanned="6" table:number-rows-spanned="1">
            <text:p>Parallel efficiency</text:p>
          </table:table-cell>
          <table:covered-table-cell table:number-columns-repeated="5" table:style-name="ce52"/>
          <table:table-cell table:style-name="ce20" table:number-columns-repeated="2"/>
          <table:table-cell table:style-name="ce20" table:formula="of:=CONCATENATE(&quot;\multicolumn{6}{c}{\textbf{\textit{&quot;;[.A19];&quot;}}}&quot;)" office:value-type="string" office:string-value="\multicolumn{6}{c}{\textbf{\textit{Parallel efficiency}}}" calcext:value-type="string">
            <text:p>\multicolumn{6}{c}{\textbf{\textit{Parallel efficiency}}}</text:p>
          </table:table-cell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 table:visibility="collapse">
          <table:table-cell table:style-name="ce5"/>
          <table:table-cell table:style-name="ce52" table:number-columns-repeated="5"/>
          <table:table-cell table:style-name="ce20" table:number-columns-repeated="2"/>
          <table:table-cell table:style-name="ce20" office:value-type="string" calcext:value-type="string">
            <text:p>\midrule[0.1pt]\vspace{-10pt}</text:p>
          </table:table-cell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&amp;</text:p>
          </table:table-cell>
          <table:table-cell table:style-name="ce20"/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5" table:formula="of:=[.A15]" office:value-type="string" office:string-value="GQM" calcext:value-type="string">
            <text:p>GQM</text:p>
          </table:table-cell>
          <table:table-cell table:style-name="ce40" table:formula="of:=IFERROR([.B15]/[.B$5];&quot;&quot;)" office:value-type="float" office:value="1" calcext:value-type="float">
            <text:p>1.00</text:p>
          </table:table-cell>
          <table:table-cell table:style-name="ce49" table:formula="of:=IFERROR([.C15]/[.C$5];&quot;&quot;)" office:value-type="float" office:value="0.776969237450748" calcext:value-type="float">
            <text:p>0.78</text:p>
          </table:table-cell>
          <table:table-cell table:style-name="ce49" table:formula="of:=IFERROR([.D15]/[.D$5];&quot;&quot;)" office:value-type="float" office:value="0.673945366776586" calcext:value-type="float">
            <text:p>0.67</text:p>
          </table:table-cell>
          <table:table-cell table:style-name="ce49" table:formula="of:=IFERROR([.E15]/[.E$5];&quot;&quot;)" office:value-type="float" office:value="0.46444888596906" calcext:value-type="float">
            <text:p>0.46</text:p>
          </table:table-cell>
          <table:table-cell table:style-name="ce49" table:formula="of:=IFERROR([.F15]/[.F$5];&quot;&quot;)" office:value-type="float" office:value="0.407022440077705" calcext:value-type="float">
            <text:p>0.41</text:p>
          </table:table-cell>
          <table:table-cell table:style-name="ce20" table:number-columns-repeated="2"/>
          <table:table-cell table:style-name="ce20" table:formula="of:=CONCATENATE(&quot;\textbf{&quot;;[.A21];&quot;}&quot;)" office:value-type="string" office:string-value="\textbf{GQM}" calcext:value-type="string">
            <text:p>\textbf{GQM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21=B$31,CONCATENATE(&quot;&quot;\color{blue}{&quot;&quot;, TO_TEXT(B21), &quot;&quot;}&quot;&quot;),TO_TEXT(B21))&quot;);&quot;\color{blue}{1.00}&quot;)" office:value-type="string" office:string-value="\color{blue}{1.00}" calcext:value-type="string">
            <text:p>\color{blue}{1.00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21=C$31,CONCATENATE(&quot;&quot;\color{red}{&quot;&quot;, TO_TEXT(C21), &quot;&quot;}&quot;&quot;),TO_TEXT(C21))&quot;);&quot;\color{red}{0.78}&quot;)" office:value-type="string" office:string-value="\color{red}{0.78}" calcext:value-type="string">
            <text:p>\color{red}{0.78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21=D$31,CONCATENATE(&quot;&quot;\color{red}{&quot;&quot;, TO_TEXT(D21), &quot;&quot;}&quot;&quot;),TO_TEXT(D21))&quot;);&quot;\color{red}{0.67}&quot;)" office:value-type="string" office:string-value="\color{red}{0.67}" calcext:value-type="string">
            <text:p>\color{red}{0.67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21=E$31,CONCATENATE(&quot;&quot;\color{red}{&quot;&quot;, TO_TEXT(E21), &quot;&quot;}&quot;&quot;),TO_TEXT(E21))&quot;);&quot;\color{red}{0.46}&quot;)" office:value-type="string" office:string-value="\color{red}{0.46}" calcext:value-type="string">
            <text:p>\color{red}{0.46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21=F$31,CONCATENATE(&quot;&quot;\color{red}{&quot;&quot;, TO_TEXT(F21), &quot;&quot;}&quot;&quot;),TO_TEXT(F21))&quot;);&quot;\color{red}{0.41}&quot;)" office:value-type="string" office:string-value="\color{red}{0.41}" calcext:value-type="string">
            <text:p>\color{red}{0.41}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5" table:formula="of:=[.A16]" office:value-type="string" office:string-value="Train" calcext:value-type="string">
            <text:p>Train</text:p>
          </table:table-cell>
          <table:table-cell table:style-name="ce41" table:formula="of:=IFERROR([.B16]/[.B$5];&quot;&quot;)" office:value-type="float" office:value="0.000664591146229706" calcext:value-type="float">
            <text:p>0.00</text:p>
          </table:table-cell>
          <table:table-cell table:style-name="ce41" table:formula="of:=IFERROR([.C16]/[.C$5];&quot;&quot;)" office:value-type="float" office:value="0.000227616075494814" calcext:value-type="float">
            <text:p>0.00</text:p>
          </table:table-cell>
          <table:table-cell table:style-name="ce41" table:formula="of:=IFERROR([.D16]/[.D$5];&quot;&quot;)" office:value-type="float" office:value="0.000116145944565838" calcext:value-type="float">
            <text:p>0.00</text:p>
          </table:table-cell>
          <table:table-cell table:style-name="ce41" table:formula="of:=IFERROR([.E16]/[.E$5];&quot;&quot;)" office:value-type="float" office:value="0.0000558388914993194" calcext:value-type="float">
            <text:p>0.00</text:p>
          </table:table-cell>
          <table:table-cell table:style-name="ce41" table:formula="of:=IFERROR([.F16]/[.F$5];&quot;&quot;)" office:value-type="float" office:value="0.0000361837475368963" calcext:value-type="float">
            <text:p>0.00</text:p>
          </table:table-cell>
          <table:table-cell table:style-name="ce20" table:number-columns-repeated="2"/>
          <table:table-cell table:style-name="ce20" table:formula="of:=CONCATENATE(&quot;\textbf{&quot;;[.A22];&quot;}&quot;)" office:value-type="string" office:string-value="\textbf{Train}" calcext:value-type="string">
            <text:p>\textbf{Train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22=B$31,CONCATENATE(&quot;&quot;\color{red}{&quot;&quot;, TO_TEXT(B22), &quot;&quot;}&quot;&quot;),TO_TEXT(B22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22=C$31,CONCATENATE(&quot;&quot;\color{red}{&quot;&quot;, TO_TEXT(C22), &quot;&quot;}&quot;&quot;),TO_TEXT(C22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22=D$31,CONCATENATE(&quot;&quot;\color{red}{&quot;&quot;, TO_TEXT(D22), &quot;&quot;}&quot;&quot;),TO_TEXT(D22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22=E$31,CONCATENATE(&quot;&quot;\color{red}{&quot;&quot;, TO_TEXT(E22), &quot;&quot;}&quot;&quot;),TO_TEXT(E22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22=F$31,CONCATENATE(&quot;&quot;\color{red}{&quot;&quot;, TO_TEXT(F22), &quot;&quot;}&quot;&quot;),TO_TEXT(F22))&quot;);&quot;0.00&quot;)" office:value-type="string" office:string-value="0.00" calcext:value-type="string">
            <text:p>0.00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1">
          <table:table-cell table:style-name="ce9" table:formula="of:=[.A17]" office:value-type="string" office:string-value="Predict" calcext:value-type="string">
            <text:p>Predict</text:p>
          </table:table-cell>
          <table:table-cell table:style-name="ce42" table:formula="of:=IFERROR([.B17]/[.B$5];&quot;&quot;)" office:value-type="float" office:value="0.200265827496435" calcext:value-type="float">
            <text:p>0.20</text:p>
          </table:table-cell>
          <table:table-cell table:style-name="ce42" table:formula="of:=IFERROR([.C17]/[.C$5];&quot;&quot;)" office:value-type="float" office:value="0.107736114912251" calcext:value-type="float">
            <text:p>0.11</text:p>
          </table:table-cell>
          <table:table-cell table:style-name="ce42" table:formula="of:=IFERROR([.D17]/[.D$5];&quot;&quot;)" office:value-type="float" office:value="0.0785808191234861" calcext:value-type="float">
            <text:p>0.08</text:p>
          </table:table-cell>
          <table:table-cell table:style-name="ce42" table:formula="of:=IFERROR([.E17]/[.E$5];&quot;&quot;)" office:value-type="float" office:value="0.0441636233544658" calcext:value-type="float">
            <text:p>0.04</text:p>
          </table:table-cell>
          <table:table-cell table:style-name="ce42" table:formula="of:=IFERROR([.F17]/[.F$5];&quot;&quot;)" office:value-type="float" office:value="0.0304606418081504" calcext:value-type="float">
            <text:p>0.03</text:p>
          </table:table-cell>
          <table:table-cell table:style-name="ce20" table:number-columns-repeated="2"/>
          <table:table-cell table:style-name="ce20" table:formula="of:=CONCATENATE(&quot;\textbf{&quot;;[.A23];&quot;}&quot;)" office:value-type="string" office:string-value="\textbf{Predict}" calcext:value-type="string">
            <text:p>\textbf{Predict}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B23=B$31,CONCATENATE(&quot;&quot;\color{red}{&quot;&quot;, TO_TEXT(B23), &quot;&quot;}&quot;&quot;),TO_TEXT(B23))&quot;);&quot;0.20&quot;)" office:value-type="string" office:string-value="0.20" calcext:value-type="string">
            <text:p>0.20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C23=C$31,CONCATENATE(&quot;&quot;\color{red}{&quot;&quot;, TO_TEXT(C23), &quot;&quot;}&quot;&quot;),TO_TEXT(C23))&quot;);&quot;0.11&quot;)" office:value-type="string" office:string-value="0.11" calcext:value-type="string">
            <text:p>0.11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D23=D$31,CONCATENATE(&quot;&quot;\color{red}{&quot;&quot;, TO_TEXT(D23), &quot;&quot;}&quot;&quot;),TO_TEXT(D23))&quot;);&quot;0.08&quot;)" office:value-type="string" office:string-value="0.08" calcext:value-type="string">
            <text:p>0.08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E23=E$31,CONCATENATE(&quot;&quot;\color{red}{&quot;&quot;, TO_TEXT(E23), &quot;&quot;}&quot;&quot;),TO_TEXT(E23))&quot;);&quot;0.04&quot;)" office:value-type="string" office:string-value="0.04" calcext:value-type="string">
            <text:p>0.04</text:p>
          </table:table-cell>
          <table:table-cell table:style-name="ce21" office:value-type="string" calcext:value-type="string">
            <text:p>&amp;</text:p>
          </table:table-cell>
          <table:table-cell table:style-name="ce20" table:formula="of:=IFERROR(__xludf.dummyfunction(&quot;if(F23=F$31,CONCATENATE(&quot;&quot;\color{red}{&quot;&quot;, TO_TEXT(F23), &quot;&quot;}&quot;&quot;),TO_TEXT(F23))&quot;);&quot;0.03&quot;)" office:value-type="string" office:string-value="0.03" calcext:value-type="string">
            <text:p>0.03</text:p>
          </table:table-cell>
          <table:table-cell table:style-name="ce21" office:value-type="string" calcext:value-type="string">
            <text:p>\\</text:p>
          </table:table-cell>
          <table:table-cell table:style-name="ce20" table:number-columns-repeated="3"/>
          <table:table-cell table:number-columns-repeated="1001"/>
        </table:table-row>
        <table:table-row table:style-name="ro2">
          <table:table-cell table:style-name="ce20" table:number-columns-repeated="8"/>
          <table:table-cell table:style-name="ce20" office:value-type="string" calcext:value-type="string">
            <text:p>\bottomrule</text:p>
          </table:table-cell>
          <table:table-cell table:style-name="ce20" table:number-columns-repeated="14"/>
          <table:table-cell table:number-columns-repeated="1001"/>
        </table:table-row>
        <table:table-row table:style-name="ro2">
          <table:table-cell table:style-name="ce20" table:number-columns-repeated="8"/>
          <table:table-cell table:style-name="ce20" office:value-type="string" calcext:value-type="string">
            <text:p>\end{tabular}</text:p>
          </table:table-cell>
          <table:table-cell table:style-name="ce20" table:number-columns-repeated="14"/>
          <table:table-cell table:number-columns-repeated="1001"/>
        </table:table-row>
        <table:table-row table:style-name="ro2">
          <table:table-cell table:style-name="ce20" table:number-columns-repeated="8"/>
          <table:table-cell table:style-name="ce32" office:value-type="string" calcext:value-type="string">
            <text:p>↑↑↑ end ↑↑↑</text:p>
          </table:table-cell>
          <table:table-cell table:style-name="ce33" table:number-columns-repeated="2"/>
          <table:table-cell table:style-name="ce34" table:number-columns-repeated="9"/>
          <table:table-cell table:style-name="ce20" table:number-columns-repeated="3"/>
          <table:table-cell table:number-columns-repeated="1001"/>
        </table:table-row>
        <table:table-row table:style-name="ro2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0" office:value-type="string" calcext:value-type="string">
            <text:p>Minimum and maximum of each column in the tables above</text:p>
          </table:table-cell>
          <table:table-cell table:style-name="ce20" table:number-columns-repeated="22"/>
          <table:table-cell table:number-columns-repeated="1001"/>
        </table:table-row>
        <table:table-row table:style-name="ro2">
          <table:table-cell table:style-name="ce20" office:value-type="string" calcext:value-type="string">
            <text:p>Mín</text:p>
          </table:table-cell>
          <table:table-cell table:style-name="ce25" table:formula="of:=MIN([.B9:.B11])" office:value-type="float" office:value="0.0201551" calcext:value-type="float">
            <text:p>0.02</text:p>
          </table:table-cell>
          <table:table-cell table:style-name="ce25" table:formula="of:=MIN([.C9:.C11])" office:value-type="float" office:value="0.006485166667" calcext:value-type="float">
            <text:p>0.01</text:p>
          </table:table-cell>
          <table:table-cell table:style-name="ce25" table:formula="of:=MIN([.D9:.D11])" office:value-type="float" office:value="0.003738266667" calcext:value-type="float">
            <text:p>0.00</text:p>
          </table:table-cell>
          <table:table-cell table:style-name="ce25" table:formula="of:=MIN([.E9:.E11])" office:value-type="float" office:value="0.002712233333" calcext:value-type="float">
            <text:p>0.00</text:p>
          </table:table-cell>
          <table:table-cell table:style-name="ce25" table:formula="of:=MIN([.F9:.F11])" office:value-type="float" office:value="0.002063266667" calcext:value-type="float">
            <text:p>0.00</text:p>
          </table:table-cell>
          <table:table-cell table:style-name="ce20" table:number-columns-repeated="17"/>
          <table:table-cell table:number-columns-repeated="1001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6" table:formula="of:=MAX([.B15:.B17])" office:value-type="float" office:value="1" calcext:value-type="float">
            <text:p>1.00</text:p>
          </table:table-cell>
          <table:table-cell table:style-name="ce26" table:formula="of:=MAX([.C15:.C17])" office:value-type="float" office:value="3.10787694980299" calcext:value-type="float">
            <text:p>3.11</text:p>
          </table:table-cell>
          <table:table-cell table:style-name="ce26" table:formula="of:=MAX([.D15:.D17])" office:value-type="float" office:value="5.39156293421269" calcext:value-type="float">
            <text:p>5.39</text:p>
          </table:table-cell>
          <table:table-cell table:style-name="ce26" table:formula="of:=MAX([.E15:.E17])" office:value-type="float" office:value="7.43118217550496" calcext:value-type="float">
            <text:p>7.43</text:p>
          </table:table-cell>
          <table:table-cell table:style-name="ce26" table:formula="of:=MAX([.F15:.F17])" office:value-type="float" office:value="9.76853856186492" calcext:value-type="float">
            <text:p>9.77</text:p>
          </table:table-cell>
          <table:table-cell table:style-name="ce20" table:number-columns-repeated="17"/>
          <table:table-cell table:number-columns-repeated="1001"/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6" table:formula="of:=MAX([.B21:.B23])" office:value-type="float" office:value="1" calcext:value-type="float">
            <text:p>1.00</text:p>
          </table:table-cell>
          <table:table-cell table:style-name="ce26" table:formula="of:=MAX([.C21:.C23])" office:value-type="float" office:value="0.776969237450748" calcext:value-type="float">
            <text:p>0.78</text:p>
          </table:table-cell>
          <table:table-cell table:style-name="ce26" table:formula="of:=MAX([.D21:.D23])" office:value-type="float" office:value="0.673945366776586" calcext:value-type="float">
            <text:p>0.67</text:p>
          </table:table-cell>
          <table:table-cell table:style-name="ce26" table:formula="of:=MAX([.E21:.E23])" office:value-type="float" office:value="0.46444888596906" calcext:value-type="float">
            <text:p>0.46</text:p>
          </table:table-cell>
          <table:table-cell table:style-name="ce26" table:formula="of:=MAX([.F21:.F23])" office:value-type="float" office:value="0.407022440077705" calcext:value-type="float">
            <text:p>0.41</text:p>
          </table:table-cell>
          <table:table-cell table:style-name="ce20" table:number-columns-repeated="17"/>
          <table:table-cell table:number-columns-repeated="1001"/>
        </table:table-row>
        <table:table-row table:style-name="ro2" table:number-rows-repeated="4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1" office:value-type="string" calcext:value-type="string">
            <text:p>fig:time</text:p>
          </table:table-cell>
          <table:table-cell table:style-name="ce20" table:number-columns-repeated="22"/>
          <table:table-cell table:number-columns-repeated="1001"/>
        </table:table-row>
        <table:table-row table:style-name="ro2">
          <table:table-cell table:style-name="ce20">
            <draw:frame table:end-cell-address="CPU.O52" table:end-x="0.3193in" table:end-y="0.1768in" draw:z-index="1" draw:name="Chart 2" draw:style-name="gr1" draw:text-style-name="P1" svg:width="6.0413in" svg:height="3.4472in" svg:x="0in" svg:y="0.0102in">
              <draw:object draw:notify-on-update-of-ranges="CPU.B53:CPU.F53 CPU.A54:CPU.A54 CPU.B54:CPU.F54 CPU.A55:CPU.A55 CPU.B55:CPU.F55 CPU.A56:CPU.A56 CPU.B56:CPU.F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0" table:number-columns-repeated="22"/>
          <table:table-cell table:number-columns-repeated="1001"/>
        </table:table-row>
        <table:table-row table:style-name="ro2" table:number-rows-repeated="15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2" office:value-type="string" calcext:value-type="string">
            <text:p>Threads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24</text:p>
          </table:table-cell>
          <table:table-cell table:style-name="ce20" table:number-columns-repeated="17"/>
          <table:table-cell table:number-columns-repeated="1001"/>
        </table:table-row>
        <table:table-row table:style-name="ro2">
          <table:table-cell table:style-name="ce20" table:formula="of:=[.A9]" office:value-type="string" office:string-value="GQM" calcext:value-type="string">
            <text:p>GQM</text:p>
          </table:table-cell>
          <table:table-cell table:style-name="ce27" table:formula="of:=[.B9]" office:value-type="float" office:value="0.0201551" calcext:value-type="float">
            <text:p>0.0</text:p>
          </table:table-cell>
          <table:table-cell table:style-name="ce27" table:formula="of:=[.C9]" office:value-type="float" office:value="0.006485166667" calcext:value-type="float">
            <text:p>0.0</text:p>
          </table:table-cell>
          <table:table-cell table:style-name="ce27" table:formula="of:=[.D9]" office:value-type="float" office:value="0.003738266667" calcext:value-type="float">
            <text:p>0.0</text:p>
          </table:table-cell>
          <table:table-cell table:style-name="ce27" table:formula="of:=[.E9]" office:value-type="float" office:value="0.002712233333" calcext:value-type="float">
            <text:p>0.0</text:p>
          </table:table-cell>
          <table:table-cell table:style-name="ce27" table:formula="of:=[.F9]" office:value-type="float" office:value="0.002063266667" calcext:value-type="float">
            <text:p>0.0</text:p>
          </table:table-cell>
          <table:table-cell table:style-name="ce27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0" table:formula="of:=[.A10]" office:value-type="string" office:string-value="Train" calcext:value-type="string">
            <text:p>Train</text:p>
          </table:table-cell>
          <table:table-cell table:style-name="ce27" table:formula="of:=[.B10]" office:value-type="float" office:value="30.32706667" calcext:value-type="float">
            <text:p>30.3</text:p>
          </table:table-cell>
          <table:table-cell table:style-name="ce27" table:formula="of:=[.C10]" office:value-type="float" office:value="22.13716667" calcext:value-type="float">
            <text:p>22.1</text:p>
          </table:table-cell>
          <table:table-cell table:style-name="ce27" table:formula="of:=[.D10]" office:value-type="float" office:value="21.69156667" calcext:value-type="float">
            <text:p>21.7</text:p>
          </table:table-cell>
          <table:table-cell table:style-name="ce27" table:formula="of:=[.E10]" office:value-type="float" office:value="22.55943333" calcext:value-type="float">
            <text:p>22.6</text:p>
          </table:table-cell>
          <table:table-cell table:style-name="ce27" table:formula="of:=[.F10]" office:value-type="float" office:value="23.2092" calcext:value-type="float">
            <text:p>23.2</text:p>
          </table:table-cell>
          <table:table-cell table:style-name="ce27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0" table:formula="of:=[.A11]" office:value-type="string" office:string-value="Predict" calcext:value-type="string">
            <text:p>Predict</text:p>
          </table:table-cell>
          <table:table-cell table:style-name="ce27" table:formula="of:=[.B11]" office:value-type="float" office:value="0.1006417333" calcext:value-type="float">
            <text:p>0.1</text:p>
          </table:table-cell>
          <table:table-cell table:style-name="ce27" table:formula="of:=[.C11]" office:value-type="float" office:value="0.0467696" calcext:value-type="float">
            <text:p>0.0</text:p>
          </table:table-cell>
          <table:table-cell table:style-name="ce27" table:formula="of:=[.D11]" office:value-type="float" office:value="0.0320611" calcext:value-type="float">
            <text:p>0.0</text:p>
          </table:table-cell>
          <table:table-cell table:style-name="ce27" table:formula="of:=[.E11]" office:value-type="float" office:value="0.02852333333" calcext:value-type="float">
            <text:p>0.0</text:p>
          </table:table-cell>
          <table:table-cell table:style-name="ce27" table:formula="of:=[.F11]" office:value-type="float" office:value="0.02756986667" calcext:value-type="float">
            <text:p>0.0</text:p>
          </table:table-cell>
          <table:table-cell table:style-name="ce27"/>
          <table:table-cell table:style-name="ce20" table:number-columns-repeated="16"/>
          <table:table-cell table:number-columns-repeated="1001"/>
        </table:table-row>
        <table:table-row table:style-name="ro2" table:number-rows-repeated="2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1" office:value-type="string" calcext:value-type="string">
            <text:p>fig:spee</text:p>
            <draw:frame table:end-cell-address="CPU.O75" table:end-x="0.3193in" table:end-y="0.1559in" draw:z-index="2" draw:name="Chart 3" draw:style-name="gr1" draw:text-style-name="P1" svg:width="6.0413in" svg:height="3.4476in" svg:x="0in" svg:y="0.2083in">
              <draw:object draw:notify-on-update-of-ranges="CPU.B76:CPU.F76 CPU.A77:CPU.A77 CPU.B77:CPU.F77 CPU.A78:CPU.A78 CPU.B78:CPU.F78 CPU.A79:CPU.A79 CPU.B79:CPU.F79 CPU.A80:CPU.A80 CPU.B80:CPU.F8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0" table:number-columns-repeated="22"/>
          <table:table-cell table:number-columns-repeated="1001"/>
        </table:table-row>
        <table:table-row table:style-name="ro2" table:number-rows-repeated="15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0" table:number-columns-repeated="6"/>
          <table:table-cell table:style-name="ce30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0" table:formula="of:=[.A53]" office:value-type="string" office:string-value="Threads" calcext:value-type="string">
            <text:p>Threads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24</text:p>
          </table:table-cell>
          <table:table-cell table:style-name="ce20" table:number-columns-repeated="17"/>
          <table:table-cell table:number-columns-repeated="1001"/>
        </table:table-row>
        <table:table-row table:style-name="ro2">
          <table:table-cell table:style-name="ce20" table:formula="of:=[.A15]" office:value-type="string" office:string-value="GQM" calcext:value-type="string">
            <text:p>GQM</text:p>
          </table:table-cell>
          <table:table-cell table:style-name="ce26" table:formula="of:=[.B15]" office:value-type="float" office:value="1" calcext:value-type="float">
            <text:p>1.00</text:p>
          </table:table-cell>
          <table:table-cell table:style-name="ce26" table:formula="of:=[.C15]" office:value-type="float" office:value="3.10787694980299" calcext:value-type="float">
            <text:p>3.11</text:p>
          </table:table-cell>
          <table:table-cell table:style-name="ce26" table:formula="of:=[.D15]" office:value-type="float" office:value="5.39156293421269" calcext:value-type="float">
            <text:p>5.39</text:p>
          </table:table-cell>
          <table:table-cell table:style-name="ce26" table:formula="of:=[.E15]" office:value-type="float" office:value="7.43118217550496" calcext:value-type="float">
            <text:p>7.43</text:p>
          </table:table-cell>
          <table:table-cell table:style-name="ce26" table:formula="of:=[.F15]" office:value-type="float" office:value="9.76853856186492" calcext:value-type="float">
            <text:p>9.77</text:p>
          </table:table-cell>
          <table:table-cell table:style-name="ce26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0" table:formula="of:=[.A16]" office:value-type="string" office:string-value="Train" calcext:value-type="string">
            <text:p>Train</text:p>
          </table:table-cell>
          <table:table-cell table:style-name="ce26" table:formula="of:=[.B16]" office:value-type="float" office:value="0.000664591146229706" calcext:value-type="float">
            <text:p>0.00</text:p>
          </table:table-cell>
          <table:table-cell table:style-name="ce26" table:formula="of:=[.C16]" office:value-type="float" office:value="0.000910464301979256" calcext:value-type="float">
            <text:p>0.00</text:p>
          </table:table-cell>
          <table:table-cell table:style-name="ce26" table:formula="of:=[.D16]" office:value-type="float" office:value="0.000929167556526704" calcext:value-type="float">
            <text:p>0.00</text:p>
          </table:table-cell>
          <table:table-cell table:style-name="ce26" table:formula="of:=[.E16]" office:value-type="float" office:value="0.00089342226398911" calcext:value-type="float">
            <text:p>0.00</text:p>
          </table:table-cell>
          <table:table-cell table:style-name="ce26" table:formula="of:=[.F16]" office:value-type="float" office:value="0.000868409940885511" calcext:value-type="float">
            <text:p>0.00</text:p>
          </table:table-cell>
          <table:table-cell table:style-name="ce26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0" table:formula="of:=[.A17]" office:value-type="string" office:string-value="Predict" calcext:value-type="string">
            <text:p>Predict</text:p>
          </table:table-cell>
          <table:table-cell table:style-name="ce26" table:formula="of:=[.B17]" office:value-type="float" office:value="0.200265827496435" calcext:value-type="float">
            <text:p>0.20</text:p>
          </table:table-cell>
          <table:table-cell table:style-name="ce26" table:formula="of:=[.C17]" office:value-type="float" office:value="0.430944459649003" calcext:value-type="float">
            <text:p>0.43</text:p>
          </table:table-cell>
          <table:table-cell table:style-name="ce26" table:formula="of:=[.D17]" office:value-type="float" office:value="0.628646552987889" calcext:value-type="float">
            <text:p>0.63</text:p>
          </table:table-cell>
          <table:table-cell table:style-name="ce26" table:formula="of:=[.E17]" office:value-type="float" office:value="0.706617973671452" calcext:value-type="float">
            <text:p>0.71</text:p>
          </table:table-cell>
          <table:table-cell table:style-name="ce26" table:formula="of:=[.F17]" office:value-type="float" office:value="0.731055403395609" calcext:value-type="float">
            <text:p>0.73</text:p>
          </table:table-cell>
          <table:table-cell table:style-name="ce26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3" office:value-type="string" calcext:value-type="string">
            <text:p>Linear</text:p>
          </table:table-cell>
          <table:table-cell table:style-name="ce28" table:formula="of:=[.B77]" office:value-type="float" office:value="1" calcext:value-type="float">
            <text:p>1.00</text:p>
          </table:table-cell>
          <table:table-cell table:style-name="ce29" table:formula="of:=[.$B80]*[.C76]" office:value-type="float" office:value="4" calcext:value-type="float">
            <text:p>4.00</text:p>
          </table:table-cell>
          <table:table-cell table:style-name="ce29" table:formula="of:=[.$B80]*[.D76]" office:value-type="float" office:value="8" calcext:value-type="float">
            <text:p>8.00</text:p>
          </table:table-cell>
          <table:table-cell table:style-name="ce29" table:formula="of:=[.$B80]*[.E76]" office:value-type="float" office:value="16" calcext:value-type="float">
            <text:p>16.00</text:p>
          </table:table-cell>
          <table:table-cell table:style-name="ce29" table:formula="of:=[.$B80]*[.F76]" office:value-type="float" office:value="24" calcext:value-type="float">
            <text:p>24.00</text:p>
          </table:table-cell>
          <table:table-cell table:style-name="ce25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0"/>
          <table:table-cell table:style-name="ce26" table:number-columns-repeated="4"/>
          <table:table-cell table:style-name="ce20"/>
          <table:table-cell table:style-name="ce31"/>
          <table:table-cell table:style-name="ce20" table:number-columns-repeated="16"/>
          <table:table-cell table:number-columns-repeated="1001"/>
        </table:table-row>
        <table:table-row table:style-name="ro2">
          <table:table-cell table:style-name="ce21" office:value-type="string" calcext:value-type="string">
            <text:p>fig:effi</text:p>
          </table:table-cell>
          <table:table-cell table:style-name="ce20" table:number-columns-repeated="22"/>
          <table:table-cell table:number-columns-repeated="1001"/>
        </table:table-row>
        <table:table-row table:style-name="ro2">
          <table:table-cell table:style-name="ce20">
            <draw:frame table:end-cell-address="CPU.O99" table:end-x="0.3193in" table:end-y="0.1665in" draw:z-index="0" draw:name="Chart 1" draw:style-name="gr1" draw:text-style-name="P1" svg:width="6.0413in" svg:height="3.448in" svg:x="0in" svg:y="0in">
              <draw:object draw:notify-on-update-of-ranges="CPU.B100:CPU.F100 CPU.A101:CPU.A101 CPU.B101:CPU.F101 CPU.A102:CPU.A102 CPU.B102:CPU.F102 CPU.A103:CPU.A103 CPU.B103:CPU.F1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0" table:number-columns-repeated="22"/>
          <table:table-cell table:number-columns-repeated="1001"/>
        </table:table-row>
        <table:table-row table:style-name="ro2" table:number-rows-repeated="15">
          <table:table-cell table:style-name="ce20" table:number-columns-repeated="23"/>
          <table:table-cell table:number-columns-repeated="1001"/>
        </table:table-row>
        <table:table-row table:style-name="ro2">
          <table:table-cell table:style-name="ce20" table:formula="of:=[.A76]" office:value-type="string" office:string-value="Threads" calcext:value-type="string">
            <text:p>Threads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24</text:p>
          </table:table-cell>
          <table:table-cell table:style-name="ce20" table:number-columns-repeated="17"/>
          <table:table-cell table:number-columns-repeated="1001"/>
        </table:table-row>
        <table:table-row table:style-name="ro2">
          <table:table-cell table:style-name="ce20" table:formula="of:=[.A21]" office:value-type="string" office:string-value="GQM" calcext:value-type="string">
            <text:p>GQM</text:p>
          </table:table-cell>
          <table:table-cell table:style-name="ce26" table:formula="of:=[.B21]" office:value-type="float" office:value="1" calcext:value-type="float">
            <text:p>1.00</text:p>
          </table:table-cell>
          <table:table-cell table:style-name="ce26" table:formula="of:=[.C21]" office:value-type="float" office:value="0.776969237450748" calcext:value-type="float">
            <text:p>0.78</text:p>
          </table:table-cell>
          <table:table-cell table:style-name="ce26" table:formula="of:=[.D21]" office:value-type="float" office:value="0.673945366776586" calcext:value-type="float">
            <text:p>0.67</text:p>
          </table:table-cell>
          <table:table-cell table:style-name="ce26" table:formula="of:=[.E21]" office:value-type="float" office:value="0.46444888596906" calcext:value-type="float">
            <text:p>0.46</text:p>
          </table:table-cell>
          <table:table-cell table:style-name="ce26" table:formula="of:=[.F21]" office:value-type="float" office:value="0.407022440077705" calcext:value-type="float">
            <text:p>0.41</text:p>
          </table:table-cell>
          <table:table-cell table:style-name="ce26"/>
          <table:table-cell table:style-name="ce20"/>
          <table:table-cell table:style-name="ce26" table:number-columns-repeated="7"/>
          <table:table-cell table:style-name="ce20" table:number-columns-repeated="8"/>
          <table:table-cell table:number-columns-repeated="1001"/>
        </table:table-row>
        <table:table-row table:style-name="ro2">
          <table:table-cell table:style-name="ce20" table:formula="of:=[.A22]" office:value-type="string" office:string-value="Train" calcext:value-type="string">
            <text:p>Train</text:p>
          </table:table-cell>
          <table:table-cell table:style-name="ce26" table:formula="of:=[.B22]" office:value-type="float" office:value="0.000664591146229706" calcext:value-type="float">
            <text:p>0.00</text:p>
          </table:table-cell>
          <table:table-cell table:style-name="ce26" table:formula="of:=[.C22]" office:value-type="float" office:value="0.000227616075494814" calcext:value-type="float">
            <text:p>0.00</text:p>
          </table:table-cell>
          <table:table-cell table:style-name="ce26" table:formula="of:=[.D22]" office:value-type="float" office:value="0.000116145944565838" calcext:value-type="float">
            <text:p>0.00</text:p>
          </table:table-cell>
          <table:table-cell table:style-name="ce26" table:formula="of:=[.E22]" office:value-type="float" office:value="0.0000558388914993194" calcext:value-type="float">
            <text:p>0.00</text:p>
          </table:table-cell>
          <table:table-cell table:style-name="ce26" table:formula="of:=[.F22]" office:value-type="float" office:value="0.0000361837475368963" calcext:value-type="float">
            <text:p>0.00</text:p>
          </table:table-cell>
          <table:table-cell table:style-name="ce26"/>
          <table:table-cell table:style-name="ce20"/>
          <table:table-cell table:style-name="ce26" table:number-columns-repeated="7"/>
          <table:table-cell table:style-name="ce20" table:number-columns-repeated="8"/>
          <table:table-cell table:number-columns-repeated="1001"/>
        </table:table-row>
        <table:table-row table:style-name="ro2">
          <table:table-cell table:style-name="ce20" table:formula="of:=[.A23]" office:value-type="string" office:string-value="Predict" calcext:value-type="string">
            <text:p>Predict</text:p>
          </table:table-cell>
          <table:table-cell table:style-name="ce26" table:formula="of:=[.B23]" office:value-type="float" office:value="0.200265827496435" calcext:value-type="float">
            <text:p>0.20</text:p>
          </table:table-cell>
          <table:table-cell table:style-name="ce26" table:formula="of:=[.C23]" office:value-type="float" office:value="0.107736114912251" calcext:value-type="float">
            <text:p>0.11</text:p>
          </table:table-cell>
          <table:table-cell table:style-name="ce26" table:formula="of:=[.D23]" office:value-type="float" office:value="0.0785808191234861" calcext:value-type="float">
            <text:p>0.08</text:p>
          </table:table-cell>
          <table:table-cell table:style-name="ce26" table:formula="of:=[.E23]" office:value-type="float" office:value="0.0441636233544658" calcext:value-type="float">
            <text:p>0.04</text:p>
          </table:table-cell>
          <table:table-cell table:style-name="ce26" table:formula="of:=[.F23]" office:value-type="float" office:value="0.0304606418081504" calcext:value-type="float">
            <text:p>0.03</text:p>
          </table:table-cell>
          <table:table-cell table:style-name="ce26"/>
          <table:table-cell table:style-name="ce20"/>
          <table:table-cell table:style-name="ce26" table:number-columns-repeated="7"/>
          <table:table-cell table:style-name="ce20" table:number-columns-repeated="8"/>
          <table:table-cell table:number-columns-repeated="1001"/>
        </table:table-row>
        <table:table-row table:style-name="ro2" table:number-rows-repeated="4">
          <table:table-cell table:style-name="ce20" table:number-columns-repeated="8"/>
          <table:table-cell table:style-name="ce26" table:number-columns-repeated="7"/>
          <table:table-cell table:style-name="ce20" table:number-columns-repeated="8"/>
          <table:table-cell table:number-columns-repeated="1001"/>
        </table:table-row>
        <table:table-row table:style-name="ro2" table:number-rows-repeated="4">
          <table:table-cell table:style-name="ce20" table:number-columns-repeated="23"/>
          <table:table-cell table:number-columns-repeated="1001"/>
        </table:table-row>
        <table:table-row table:style-name="ro2" table:number-rows-repeated="5">
          <table:table-cell table:style-name="ce20" table:number-columns-repeated="8"/>
          <table:table-cell table:style-name="ce26" table:number-columns-repeated="11"/>
          <table:table-cell table:style-name="ce20" table:number-columns-repeated="4"/>
          <table:table-cell table:number-columns-repeated="1001"/>
        </table:table-row>
        <table:table-row table:style-name="ro2" table:number-rows-repeated="187">
          <table:table-cell table:style-name="ce20" table:number-columns-repeated="23"/>
          <table:table-cell table:number-columns-repeated="1001"/>
        </table:table-row>
        <table:table-row table:style-name="ro2" table:number-rows-repeated="691">
          <table:table-cell table:number-columns-repeated="1024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8" table:number-columns-repeated="9" table:default-cell-style-name="Default"/>
        <table:table-column table:style-name="co7" table:number-columns-repeated="1015" table:default-cell-style-name="Default"/>
        <table:table-row table:style-name="ro1">
          <table:table-cell table:style-name="ce15" office:value-type="string" calcext:value-type="string">
            <text:p>B710 nodes</text:p>
          </table:table-cell>
          <table:table-cell table:style-name="ce18" table:number-columns-repeated="5"/>
          <table:table-cell table:style-name="ce1" table:number-columns-repeated="16"/>
          <table:table-cell table:number-columns-repeated="1002"/>
        </table:table-row>
        <table:table-row table:style-name="ro1">
          <table:table-cell table:style-name="ce1" office:value-type="string" calcext:value-type="string">
            <text:p>First time take</text:p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"/>
          <table:table-cell table:style-name="ce2" office:value-type="string" calcext:value-type="string">
            <text:p>X1000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6" office:value-type="string" calcext:value-type="string">
            <text:p>GQM</text:p>
          </table:table-cell>
          <table:table-cell table:style-name="ce2" table:formula="of:=[.H4]/1000" office:value-type="float" office:value="0.0200968" calcext:value-type="float">
            <text:p>0.0200968</text:p>
          </table:table-cell>
          <table:table-cell table:style-name="ce2" table:formula="of:=[.I4]/1000" office:value-type="float" office:value="0.0062506" calcext:value-type="float">
            <text:p>0.0062506</text:p>
          </table:table-cell>
          <table:table-cell table:style-name="ce2" table:formula="of:=[.J4]/1000" office:value-type="float" office:value="0.0035162" calcext:value-type="float">
            <text:p>0.0035162</text:p>
          </table:table-cell>
          <table:table-cell table:style-name="ce2" table:formula="of:=[.K4]/1000" office:value-type="float" office:value="0.0023667" calcext:value-type="float">
            <text:p>0.0023667</text:p>
          </table:table-cell>
          <table:table-cell table:style-name="ce2" table:formula="of:=[.L4]/1000" office:value-type="float" office:value="0.0020607" calcext:value-type="float">
            <text:p>0.0020607</text:p>
          </table:table-cell>
          <table:table-cell table:style-name="ce1"/>
          <table:table-cell table:style-name="ce2" office:value-type="float" office:value="20.0968" calcext:value-type="float">
            <text:p>20.0968</text:p>
          </table:table-cell>
          <table:table-cell table:style-name="ce2" office:value-type="float" office:value="6.2506" calcext:value-type="float">
            <text:p>6.2506</text:p>
          </table:table-cell>
          <table:table-cell table:style-name="ce2" office:value-type="float" office:value="3.5162" calcext:value-type="float">
            <text:p>3.5162</text:p>
          </table:table-cell>
          <table:table-cell table:style-name="ce2" office:value-type="float" office:value="2.3667" calcext:value-type="float">
            <text:p>2.3667</text:p>
          </table:table-cell>
          <table:table-cell table:style-name="ce2" office:value-type="float" office:value="2.0607" calcext:value-type="float">
            <text:p>2.0607</text:p>
          </table:table-cell>
          <table:table-cell table:style-name="ce1" table:number-columns-repeated="10"/>
          <table:table-cell table:number-columns-repeated="1002"/>
        </table:table-row>
        <table:table-row table:style-name="ro1">
          <table:table-cell table:style-name="ce16" office:value-type="string" calcext:value-type="string">
            <text:p>Train</text:p>
          </table:table-cell>
          <table:table-cell table:style-name="ce2" office:value-type="float" office:value="30.9801" calcext:value-type="float">
            <text:p>30.9801</text:p>
          </table:table-cell>
          <table:table-cell table:style-name="ce2" office:value-type="float" office:value="23.0093" calcext:value-type="float">
            <text:p>23.0093</text:p>
          </table:table-cell>
          <table:table-cell table:style-name="ce2" office:value-type="float" office:value="22.5165" calcext:value-type="float">
            <text:p>22.5165</text:p>
          </table:table-cell>
          <table:table-cell table:style-name="ce2" office:value-type="float" office:value="23.9791" calcext:value-type="float">
            <text:p>23.9791</text:p>
          </table:table-cell>
          <table:table-cell table:style-name="ce2" office:value-type="float" office:value="24.0846" calcext:value-type="float">
            <text:p>24.0846</text:p>
          </table:table-cell>
          <table:table-cell table:style-name="ce1" table:number-columns-repeated="16"/>
          <table:table-cell table:number-columns-repeated="1002"/>
        </table:table-row>
        <table:table-row table:style-name="ro1">
          <table:table-cell table:style-name="ce16" office:value-type="string" calcext:value-type="string">
            <text:p>Predict</text:p>
          </table:table-cell>
          <table:table-cell table:style-name="ce2" table:formula="of:=[.H6]/1000" office:value-type="float" office:value="0.1008024" calcext:value-type="float">
            <text:p>0.1008024</text:p>
          </table:table-cell>
          <table:table-cell table:style-name="ce2" table:formula="of:=[.I6]/1000" office:value-type="float" office:value="0.0465797" calcext:value-type="float">
            <text:p>0.0465797</text:p>
          </table:table-cell>
          <table:table-cell table:style-name="ce2" table:formula="of:=[.J6]/1000" office:value-type="float" office:value="0.0319668" calcext:value-type="float">
            <text:p>0.0319668</text:p>
          </table:table-cell>
          <table:table-cell table:style-name="ce2" table:formula="of:=[.K6]/1000" office:value-type="float" office:value="0.0284343" calcext:value-type="float">
            <text:p>0.0284343</text:p>
          </table:table-cell>
          <table:table-cell table:style-name="ce2" table:formula="of:=[.L6]/1000" office:value-type="float" office:value="0.0276478" calcext:value-type="float">
            <text:p>0.0276478</text:p>
          </table:table-cell>
          <table:table-cell table:style-name="ce1"/>
          <table:table-cell table:style-name="ce2" office:value-type="float" office:value="100.8024" calcext:value-type="float">
            <text:p>100.8024</text:p>
          </table:table-cell>
          <table:table-cell table:style-name="ce2" office:value-type="float" office:value="46.5797" calcext:value-type="float">
            <text:p>46.5797</text:p>
          </table:table-cell>
          <table:table-cell table:style-name="ce2" office:value-type="float" office:value="31.9668" calcext:value-type="float">
            <text:p>31.9668</text:p>
          </table:table-cell>
          <table:table-cell table:style-name="ce2" office:value-type="float" office:value="28.4343" calcext:value-type="float">
            <text:p>28.4343</text:p>
          </table:table-cell>
          <table:table-cell table:style-name="ce2" office:value-type="float" office:value="27.6478" calcext:value-type="float">
            <text:p>27.6478</text:p>
          </table:table-cell>
          <table:table-cell table:style-name="ce1" table:number-columns-repeated="10"/>
          <table:table-cell table:number-columns-repeated="1002"/>
        </table:table-row>
        <table:table-row table:style-name="ro1">
          <table:table-cell table:style-name="ce1" table:number-columns-repeated="22"/>
          <table:table-cell table:number-columns-repeated="1002"/>
        </table:table-row>
        <table:table-row table:style-name="ro1">
          <table:table-cell table:style-name="ce1" office:value-type="string" calcext:value-type="string">
            <text:p>Second time take</text:p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/>
          <table:table-cell table:style-name="ce19" table:formula="of:=[.B3]" office:value-type="float" office:value="1" calcext:value-type="float">
            <text:p>1</text:p>
          </table:table-cell>
          <table:table-cell table:style-name="ce19" table:formula="of:=[.C3]" office:value-type="float" office:value="4" calcext:value-type="float">
            <text:p>4</text:p>
          </table:table-cell>
          <table:table-cell table:style-name="ce19" table:formula="of:=[.D3]" office:value-type="float" office:value="8" calcext:value-type="float">
            <text:p>8</text:p>
          </table:table-cell>
          <table:table-cell table:style-name="ce19" table:formula="of:=[.E3]" office:value-type="float" office:value="16" calcext:value-type="float">
            <text:p>16</text:p>
          </table:table-cell>
          <table:table-cell table:style-name="ce19" table:formula="of:=[.F3]" office:value-type="float" office:value="24" calcext:value-type="float">
            <text:p>24</text:p>
          </table:table-cell>
          <table:table-cell table:style-name="ce1" table:number-columns-repeated="16"/>
          <table:table-cell table:number-columns-repeated="1002"/>
        </table:table-row>
        <table:table-row table:style-name="ro1">
          <table:table-cell table:style-name="ce17" table:formula="of:=[.A4]" office:value-type="string" office:string-value="GQM" calcext:value-type="string">
            <text:p>GQM</text:p>
          </table:table-cell>
          <table:table-cell table:style-name="ce2" table:formula="of:=[.H10]/1000" office:value-type="float" office:value="0.0200863" calcext:value-type="float">
            <text:p>0.0200863</text:p>
          </table:table-cell>
          <table:table-cell table:style-name="ce2" table:formula="of:=[.I10]/1000" office:value-type="float" office:value="0.0062738" calcext:value-type="float">
            <text:p>0.0062738</text:p>
          </table:table-cell>
          <table:table-cell table:style-name="ce2" table:formula="of:=[.J10]/1000" office:value-type="float" office:value="0.0041808" calcext:value-type="float">
            <text:p>0.0041808</text:p>
          </table:table-cell>
          <table:table-cell table:style-name="ce2" table:formula="of:=[.K10]/1000" office:value-type="float" office:value="0.0031632" calcext:value-type="float">
            <text:p>0.0031632</text:p>
          </table:table-cell>
          <table:table-cell table:style-name="ce2" table:formula="of:=[.L10]/1000" office:value-type="float" office:value="0.0021864" calcext:value-type="float">
            <text:p>0.0021864</text:p>
          </table:table-cell>
          <table:table-cell table:style-name="ce1"/>
          <table:table-cell table:style-name="ce2" office:value-type="float" office:value="20.0863" calcext:value-type="float">
            <text:p>20.0863</text:p>
          </table:table-cell>
          <table:table-cell table:style-name="ce2" office:value-type="float" office:value="6.2738" calcext:value-type="float">
            <text:p>6.2738</text:p>
          </table:table-cell>
          <table:table-cell table:style-name="ce2" office:value-type="float" office:value="4.1808" calcext:value-type="float">
            <text:p>4.1808</text:p>
          </table:table-cell>
          <table:table-cell table:style-name="ce2" office:value-type="float" office:value="3.1632" calcext:value-type="float">
            <text:p>3.1632</text:p>
          </table:table-cell>
          <table:table-cell table:style-name="ce2" office:value-type="float" office:value="2.1864" calcext:value-type="float">
            <text:p>2.1864</text:p>
          </table:table-cell>
          <table:table-cell table:style-name="ce1" table:number-columns-repeated="10"/>
          <table:table-cell table:number-columns-repeated="1002"/>
        </table:table-row>
        <table:table-row table:style-name="ro1">
          <table:table-cell table:style-name="ce17" table:formula="of:=[.A5]" office:value-type="string" office:string-value="Train" calcext:value-type="string">
            <text:p>Train</text:p>
          </table:table-cell>
          <table:table-cell table:style-name="ce2" office:value-type="float" office:value="31.1117" calcext:value-type="float">
            <text:p>31.1117</text:p>
          </table:table-cell>
          <table:table-cell table:style-name="ce2" office:value-type="float" office:value="22.2026" calcext:value-type="float">
            <text:p>22.2026</text:p>
          </table:table-cell>
          <table:table-cell table:style-name="ce2" office:value-type="float" office:value="21.6579" calcext:value-type="float">
            <text:p>21.6579</text:p>
          </table:table-cell>
          <table:table-cell table:style-name="ce2" office:value-type="float" office:value="22.4211" calcext:value-type="float">
            <text:p>22.4211</text:p>
          </table:table-cell>
          <table:table-cell table:style-name="ce2" office:value-type="float" office:value="24.1106" calcext:value-type="float">
            <text:p>24.1106</text:p>
          </table:table-cell>
          <table:table-cell table:style-name="ce1" table:number-columns-repeated="16"/>
          <table:table-cell table:number-columns-repeated="1002"/>
        </table:table-row>
        <table:table-row table:style-name="ro1">
          <table:table-cell table:style-name="ce17" table:formula="of:=[.A6]" office:value-type="string" office:string-value="Predict" calcext:value-type="string">
            <text:p>Predict</text:p>
          </table:table-cell>
          <table:table-cell table:style-name="ce2" table:formula="of:=[.H12]/1000" office:value-type="float" office:value="0.0986229" calcext:value-type="float">
            <text:p>0.0986229</text:p>
          </table:table-cell>
          <table:table-cell table:style-name="ce2" table:formula="of:=[.I12]/1000" office:value-type="float" office:value="0.0468942" calcext:value-type="float">
            <text:p>0.0468942</text:p>
          </table:table-cell>
          <table:table-cell table:style-name="ce2" table:formula="of:=[.J12]/1000" office:value-type="float" office:value="0.0319193" calcext:value-type="float">
            <text:p>0.0319193</text:p>
          </table:table-cell>
          <table:table-cell table:style-name="ce2" table:formula="of:=[.K12]/1000" office:value-type="float" office:value="0.0287621" calcext:value-type="float">
            <text:p>0.0287621</text:p>
          </table:table-cell>
          <table:table-cell table:style-name="ce2" table:formula="of:=[.L12]/1000" office:value-type="float" office:value="0.0274556" calcext:value-type="float">
            <text:p>0.0274556</text:p>
          </table:table-cell>
          <table:table-cell table:style-name="ce1"/>
          <table:table-cell table:style-name="ce2" office:value-type="float" office:value="98.6229" calcext:value-type="float">
            <text:p>98.6229</text:p>
          </table:table-cell>
          <table:table-cell table:style-name="ce2" office:value-type="float" office:value="46.8942" calcext:value-type="float">
            <text:p>46.8942</text:p>
          </table:table-cell>
          <table:table-cell table:style-name="ce2" office:value-type="float" office:value="31.9193" calcext:value-type="float">
            <text:p>31.9193</text:p>
          </table:table-cell>
          <table:table-cell table:style-name="ce2" office:value-type="float" office:value="28.7621" calcext:value-type="float">
            <text:p>28.7621</text:p>
          </table:table-cell>
          <table:table-cell table:style-name="ce2" office:value-type="float" office:value="27.4556" calcext:value-type="float">
            <text:p>27.4556</text:p>
          </table:table-cell>
          <table:table-cell table:style-name="ce1" table:number-columns-repeated="10"/>
          <table:table-cell table:number-columns-repeated="1002"/>
        </table:table-row>
        <table:table-row table:style-name="ro1">
          <table:table-cell table:style-name="ce1" table:number-columns-repeated="22"/>
          <table:table-cell table:number-columns-repeated="1002"/>
        </table:table-row>
        <table:table-row table:style-name="ro1">
          <table:table-cell table:style-name="ce1" office:value-type="string" calcext:value-type="string">
            <text:p>Third time take</text:p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/>
          <table:table-cell table:style-name="ce19" table:formula="of:=[.B9]" office:value-type="float" office:value="1" calcext:value-type="float">
            <text:p>1</text:p>
          </table:table-cell>
          <table:table-cell table:style-name="ce19" table:formula="of:=[.C9]" office:value-type="float" office:value="4" calcext:value-type="float">
            <text:p>4</text:p>
          </table:table-cell>
          <table:table-cell table:style-name="ce19" table:formula="of:=[.D9]" office:value-type="float" office:value="8" calcext:value-type="float">
            <text:p>8</text:p>
          </table:table-cell>
          <table:table-cell table:style-name="ce19" table:formula="of:=[.E9]" office:value-type="float" office:value="16" calcext:value-type="float">
            <text:p>16</text:p>
          </table:table-cell>
          <table:table-cell table:style-name="ce19" table:formula="of:=[.F9]" office:value-type="float" office:value="24" calcext:value-type="float">
            <text:p>24</text:p>
          </table:table-cell>
          <table:table-cell table:style-name="ce1" table:number-columns-repeated="16"/>
          <table:table-cell table:number-columns-repeated="1002"/>
        </table:table-row>
        <table:table-row table:style-name="ro1">
          <table:table-cell table:style-name="ce17" table:formula="of:=[.A10]" office:value-type="string" office:string-value="GQM" calcext:value-type="string">
            <text:p>GQM</text:p>
          </table:table-cell>
          <table:table-cell table:style-name="ce2" table:formula="of:=[.H16]/1000" office:value-type="float" office:value="0.0202822" calcext:value-type="float">
            <text:p>0.0202822</text:p>
          </table:table-cell>
          <table:table-cell table:style-name="ce2" table:formula="of:=[.I16]/1000" office:value-type="float" office:value="0.0069311" calcext:value-type="float">
            <text:p>0.0069311</text:p>
          </table:table-cell>
          <table:table-cell table:style-name="ce2" table:formula="of:=[.J16]/1000" office:value-type="float" office:value="0.0035178" calcext:value-type="float">
            <text:p>0.0035178</text:p>
          </table:table-cell>
          <table:table-cell table:style-name="ce2" table:formula="of:=[.K16]/1000" office:value-type="float" office:value="0.0026068" calcext:value-type="float">
            <text:p>0.0026068</text:p>
          </table:table-cell>
          <table:table-cell table:style-name="ce2" table:formula="of:=[.L16]/1000" office:value-type="float" office:value="0.0019427" calcext:value-type="float">
            <text:p>0.0019427</text:p>
          </table:table-cell>
          <table:table-cell table:style-name="ce1"/>
          <table:table-cell table:style-name="ce2" office:value-type="float" office:value="20.2822" calcext:value-type="float">
            <text:p>20.2822</text:p>
          </table:table-cell>
          <table:table-cell table:style-name="ce2" office:value-type="float" office:value="6.9311" calcext:value-type="float">
            <text:p>6.9311</text:p>
          </table:table-cell>
          <table:table-cell table:style-name="ce2" office:value-type="float" office:value="3.5178" calcext:value-type="float">
            <text:p>3.5178</text:p>
          </table:table-cell>
          <table:table-cell table:style-name="ce2" office:value-type="float" office:value="2.6068" calcext:value-type="float">
            <text:p>2.6068</text:p>
          </table:table-cell>
          <table:table-cell table:style-name="ce2" office:value-type="float" office:value="1.9427" calcext:value-type="float">
            <text:p>1.9427</text:p>
          </table:table-cell>
          <table:table-cell table:style-name="ce1" table:number-columns-repeated="10"/>
          <table:table-cell table:number-columns-repeated="1002"/>
        </table:table-row>
        <table:table-row table:style-name="ro2">
          <table:table-cell table:style-name="ce17" table:formula="of:=[.A11]" office:value-type="string" office:string-value="Train" calcext:value-type="string">
            <text:p>Train</text:p>
          </table:table-cell>
          <table:table-cell table:style-name="ce2" office:value-type="float" office:value="28.8894" calcext:value-type="float">
            <text:p>28.8894</text:p>
          </table:table-cell>
          <table:table-cell table:style-name="ce2" office:value-type="float" office:value="21.1996" calcext:value-type="float">
            <text:p>21.1996</text:p>
          </table:table-cell>
          <table:table-cell table:style-name="ce2" office:value-type="float" office:value="20.9003" calcext:value-type="float">
            <text:p>20.9003</text:p>
          </table:table-cell>
          <table:table-cell table:style-name="ce2" office:value-type="float" office:value="21.2781" calcext:value-type="float">
            <text:p>21.2781</text:p>
          </table:table-cell>
          <table:table-cell table:style-name="ce2" office:value-type="float" office:value="21.4324" calcext:value-type="float">
            <text:p>21.4324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7" table:formula="of:=[.A12]" office:value-type="string" office:string-value="Predict" calcext:value-type="string">
            <text:p>Predict</text:p>
          </table:table-cell>
          <table:table-cell table:style-name="ce2" table:formula="of:=[.H18]/1000" office:value-type="float" office:value="0.1024999" calcext:value-type="float">
            <text:p>0.1024999</text:p>
          </table:table-cell>
          <table:table-cell table:style-name="ce2" table:formula="of:=[.I18]/1000" office:value-type="float" office:value="0.0468349" calcext:value-type="float">
            <text:p>0.0468349</text:p>
          </table:table-cell>
          <table:table-cell table:style-name="ce2" table:formula="of:=[.J18]/1000" office:value-type="float" office:value="0.0322972" calcext:value-type="float">
            <text:p>0.0322972</text:p>
          </table:table-cell>
          <table:table-cell table:style-name="ce2" table:formula="of:=[.K18]/1000" office:value-type="float" office:value="0.0283736" calcext:value-type="float">
            <text:p>0.0283736</text:p>
          </table:table-cell>
          <table:table-cell table:style-name="ce2" table:formula="of:=[.L18]/1000" office:value-type="float" office:value="0.0276062" calcext:value-type="float">
            <text:p>0.0276062</text:p>
          </table:table-cell>
          <table:table-cell table:style-name="ce1"/>
          <table:table-cell table:style-name="ce2" office:value-type="float" office:value="102.4999" calcext:value-type="float">
            <text:p>102.4999</text:p>
          </table:table-cell>
          <table:table-cell table:style-name="ce2" office:value-type="float" office:value="46.8349" calcext:value-type="float">
            <text:p>46.8349</text:p>
          </table:table-cell>
          <table:table-cell table:style-name="ce2" office:value-type="float" office:value="32.2972" calcext:value-type="float">
            <text:p>32.2972</text:p>
          </table:table-cell>
          <table:table-cell table:style-name="ce2" office:value-type="float" office:value="28.3736" calcext:value-type="float">
            <text:p>28.3736</text:p>
          </table:table-cell>
          <table:table-cell table:style-name="ce2" office:value-type="float" office:value="27.6062" calcext:value-type="float">
            <text:p>27.6062</text:p>
          </table:table-cell>
          <table:table-cell table:style-name="ce1" table:number-columns-repeated="10"/>
          <table:table-cell table:number-columns-repeated="1002"/>
        </table:table-row>
        <table:table-row table:style-name="ro2" table:number-rows-repeated="2">
          <table:table-cell table:style-name="ce1" table:number-columns-repeated="22"/>
          <table:table-cell table:number-columns-repeated="1002"/>
        </table:table-row>
        <table:table-row table:style-name="ro2">
          <table:table-cell table:style-name="ce15" office:value-type="string" calcext:value-type="string">
            <text:p>Average</text:p>
          </table:table-cell>
          <table:table-cell table:style-name="ce18" table:number-columns-repeated="5"/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7" table:formula="of:=[.A16]" office:value-type="string" office:string-value="GQM" calcext:value-type="string">
            <text:p>GQM</text:p>
          </table:table-cell>
          <table:table-cell table:style-name="ce6" table:formula="of:=AVERAGE([.B4];[.B10];[.B16])" office:value-type="float" office:value="0.0201551" calcext:value-type="float">
            <text:p>0.02</text:p>
          </table:table-cell>
          <table:table-cell table:style-name="ce6" table:formula="of:=AVERAGE([.C4];[.C10];[.C16])" office:value-type="float" office:value="0.00648516666666667" calcext:value-type="float">
            <text:p>0.01</text:p>
          </table:table-cell>
          <table:table-cell table:style-name="ce6" table:formula="of:=AVERAGE([.D4];[.D10];[.D16])" office:value-type="float" office:value="0.00373826666666667" calcext:value-type="float">
            <text:p>0.00</text:p>
          </table:table-cell>
          <table:table-cell table:style-name="ce6" table:formula="of:=AVERAGE([.E4];[.E10];[.E16])" office:value-type="float" office:value="0.00271223333333333" calcext:value-type="float">
            <text:p>0.00</text:p>
          </table:table-cell>
          <table:table-cell table:style-name="ce6" table:formula="of:=AVERAGE([.F4];[.F10];[.F16])" office:value-type="float" office:value="0.00206326666666667" calcext:value-type="float">
            <text:p>0.00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7" table:formula="of:=[.A17]" office:value-type="string" office:string-value="Train" calcext:value-type="string">
            <text:p>Train</text:p>
          </table:table-cell>
          <table:table-cell table:style-name="ce6" table:formula="of:=AVERAGE([.B5];[.B11];[.B17])" office:value-type="float" office:value="30.3270666666667" calcext:value-type="float">
            <text:p>30.33</text:p>
          </table:table-cell>
          <table:table-cell table:style-name="ce6" table:formula="of:=AVERAGE([.C5];[.C11];[.C17])" office:value-type="float" office:value="22.1371666666667" calcext:value-type="float">
            <text:p>22.14</text:p>
          </table:table-cell>
          <table:table-cell table:style-name="ce6" table:formula="of:=AVERAGE([.D5];[.D11];[.D17])" office:value-type="float" office:value="21.6915666666667" calcext:value-type="float">
            <text:p>21.69</text:p>
          </table:table-cell>
          <table:table-cell table:style-name="ce6" table:formula="of:=AVERAGE([.E5];[.E11];[.E17])" office:value-type="float" office:value="22.5594333333333" calcext:value-type="float">
            <text:p>22.56</text:p>
          </table:table-cell>
          <table:table-cell table:style-name="ce6" table:formula="of:=AVERAGE([.F5];[.F11];[.F17])" office:value-type="float" office:value="23.2092" calcext:value-type="float">
            <text:p>23.21</text:p>
          </table:table-cell>
          <table:table-cell table:style-name="ce1" table:number-columns-repeated="16"/>
          <table:table-cell table:number-columns-repeated="1002"/>
        </table:table-row>
        <table:table-row table:style-name="ro2">
          <table:table-cell table:style-name="ce17" table:formula="of:=[.A18]" office:value-type="string" office:string-value="Predict" calcext:value-type="string">
            <text:p>Predict</text:p>
          </table:table-cell>
          <table:table-cell table:style-name="ce6" table:formula="of:=AVERAGE([.B6];[.B12];[.B18])" office:value-type="float" office:value="0.100641733333333" calcext:value-type="float">
            <text:p>0.10</text:p>
          </table:table-cell>
          <table:table-cell table:style-name="ce6" table:formula="of:=AVERAGE([.C6];[.C12];[.C18])" office:value-type="float" office:value="0.0467696" calcext:value-type="float">
            <text:p>0.05</text:p>
          </table:table-cell>
          <table:table-cell table:style-name="ce6" table:formula="of:=AVERAGE([.D6];[.D12];[.D18])" office:value-type="float" office:value="0.0320611" calcext:value-type="float">
            <text:p>0.03</text:p>
          </table:table-cell>
          <table:table-cell table:style-name="ce6" table:formula="of:=AVERAGE([.E6];[.E12];[.E18])" office:value-type="float" office:value="0.0285233333333333" calcext:value-type="float">
            <text:p>0.03</text:p>
          </table:table-cell>
          <table:table-cell table:style-name="ce6" table:formula="of:=AVERAGE([.F6];[.F12];[.F18])" office:value-type="float" office:value="0.0275698666666667" calcext:value-type="float">
            <text:p>0.03</text:p>
          </table:table-cell>
          <table:table-cell table:style-name="ce1" table:number-columns-repeated="16"/>
          <table:table-cell table:number-columns-repeated="1002"/>
        </table:table-row>
        <table:table-row table:style-name="ro2" table:number-rows-repeated="5">
          <table:table-cell table:style-name="ce1" table:number-columns-repeated="22"/>
          <table:table-cell table:number-columns-repeated="1002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88">
          <table:table-cell table:style-name="ce1" table:number-columns-repeated="22"/>
          <table:table-cell table:number-columns-repeated="1002"/>
        </table:table-row>
        <table:table-row table:style-name="ro2" table:number-rows-repeated="663">
          <table:table-cell table:number-columns-repeated="1024"/>
        </table:table-row>
        <table:table-row table:style-name="ro3" table:number-rows-repeated="10476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or" table:base-cell-address="$CPU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3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3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style-name="Regular" style:font-family-generic="swiss" style:font-pitch="variable" fo:font-size="12pt" style:font-name-asian="Linux Libertine G" style:font-family-asian="'Linux Libertine G'" style:font-family-generic-asian="system" style:font-pitch-asian="variable" style:font-size-asian="12pt" style:font-name-complex="Georgia" style:font-family-complex="Georgia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583in"/>
      </style:header-style>
      <style:footer-style>
        <style:header-footer-properties fo:min-height="1.0252in" fo:margin-left="0in" fo:margin-right="0in" fo:margin-top="0.8583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Georgia1" fo:font-size="12pt" fo:font-style="normal" fo:text-shadow="none" style:text-underline-style="none" fo:font-weight="normal" style:font-size-asian="12pt" style:font-style-asian="normal" style:font-weight-asian="normal" style:font-name-complex="Georgia1" style:font-size-complex="12pt" style:font-style-complex="normal" style:font-weight-complex="normal"/>
    </style:style>
  </office:automatic-styles>
  <office:master-styles>
    <style:master-page style:name="PageStyle_5f_CPU" style:display-name="PageStyle_CPU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dos" style:display-name="PageStyle_Dad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1T13:56:48.886742032</dc:date>
    <dc:creator>Eduardo Furlan Miranda</dc:creator>
    <meta:editing-duration>PT28M31S</meta:editing-duration>
    <meta:editing-cycles>5</meta:editing-cycles>
    <meta:document-statistic meta:table-count="2" meta:cell-count="4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 draw:opacity="0%"/>
    </style:style>
    <style:style style:name="ch2" style:family="chart">
      <style:graphic-properties draw:stroke="none" draw:fill="none" draw:fill-color="#d9d9d9"/>
      <style:text-properties fo:color="#1a1a1a" style:text-position="0% 100%" style:font-style-name="Regular" fo:font-size="10pt" style:font-family-asian="Georgia" style:font-size-asian="10pt" style:font-family-complex="Georgia" style:font-size-complex="10pt"/>
    </style:style>
    <style:style style:name="ch3" style:family="chart">
      <style:chart-properties chart:symbol-type="automatic"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5" style:family="chart">
      <style:chart-properties style:rotation-angle="0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6" style:family="chart" style:data-style-name="N2">
      <style:chart-properties chart:display-label="true" chart:tick-marks-major-inner="true" chart:tick-marks-major-outer="false" chart:logarithmic="false" chart:maximum="1" chart:origin="0" chart:interval-major="0.25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8b8b8b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7" style:family="chart">
      <style:chart-properties style:rotation-angle="90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1">
      <style:chart-properties chart:symbol-type="named-symbol" chart:symbol-name="circle" chart:symbol-width="0.247cm" chart:symbol-height="0.247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circle" chart:symbol-width="0.247cm" chart:symbol-height="0.247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circle" chart:symbol-width="0.247cm" chart:symbol-height="0.247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346cm" svg:height="8.759cm" xlink:href=".." xlink:type="simple" chart:class="chart:line" chart:style-name="ch1">
        <chart:legend chart:legend-position="top" svg:x="8.275cm" svg:y="0.667cm" style:legend-expansion="custom" svg:width="6.605cm" svg:height="0.598cm" style:legend-expansion-aspect-ratio="11.0451505016722" chart:style-name="ch2"/>
        <chart:plot-area chart:style-name="ch3" table:cell-range-address="CPU.A100:CPU.F103" chart:data-source-has-labels="both" svg:x="0.845cm" svg:y="0.118cm" svg:width="14.156cm" svg:height="7.904cm">
          <chart:coordinate-region svg:x="1.607cm" svg:y="0.317cm" svg:width="13.207cm" svg:height="7.208cm"/>
          <chart:axis chart:dimension="x" chart:name="primary-x" chart:style-name="ch4" chartooo:axis-type="text">
            <chart:title svg:x="7.826cm" svg:y="8.15cm" chart:style-name="ch5">
              <text:p>Threads</text:p>
            </chart:title>
            <chart:categories table:cell-range-address="CPU.B100:CPU.F100"/>
          </chart:axis>
          <chart:axis chart:dimension="y" chart:name="primary-y" chart:style-name="ch6">
            <chart:title svg:x="0.002cm" svg:y="5.044cm" chart:style-name="ch7">
              <text:p>Efficiency</text:p>
            </chart:title>
            <chart:grid chart:style-name="ch8" chart:class="major"/>
          </chart:axis>
          <chart:series chart:style-name="ch9" chart:values-cell-range-address="CPU.B101:CPU.F101" chart:label-cell-address="CPU.A101:CPU.A101" chart:class="chart:line">
            <chart:data-point chart:repeated="5"/>
          </chart:series>
          <chart:series chart:style-name="ch10" chart:values-cell-range-address="CPU.B102:CPU.F102" chart:label-cell-address="CPU.A102:CPU.A102" chart:class="chart:line">
            <chart:data-point chart:repeated="5"/>
          </chart:series>
          <chart:series chart:style-name="ch11" chart:values-cell-range-address="CPU.B103:CPU.F103" chart:label-cell-address="CPU.A103:CPU.A10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PU.B100:CPU.F100</svg:desc>
                </draw:g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GQM</text:p>
                <draw:g>
                  <svg:desc>CPU.A101:CPU.A101</svg:desc>
                </draw:g>
              </table:table-cell>
              <table:table-cell office:value-type="float" office:value="1">
                <text:p>1</text:p>
                <draw:g>
                  <svg:desc>CPU.B101:CPU.F101</svg:desc>
                </draw:g>
              </table:table-cell>
              <table:table-cell office:value-type="float" office:value="0.776969237450748">
                <text:p>0.776969237450748</text:p>
              </table:table-cell>
              <table:table-cell office:value-type="float" office:value="0.673945366776586">
                <text:p>0.673945366776586</text:p>
              </table:table-cell>
              <table:table-cell office:value-type="float" office:value="0.46444888596906">
                <text:p>0.46444888596906</text:p>
              </table:table-cell>
              <table:table-cell office:value-type="float" office:value="0.407022440077705">
                <text:p>0.407022440077705</text:p>
              </table:table-cell>
            </table:table-row>
            <table:table-row>
              <table:table-cell office:value-type="string">
                <text:p>Train</text:p>
                <draw:g>
                  <svg:desc>CPU.A102:CPU.A102</svg:desc>
                </draw:g>
              </table:table-cell>
              <table:table-cell office:value-type="float" office:value="0.000664591146229706">
                <text:p>0.000664591146229706</text:p>
                <draw:g>
                  <svg:desc>CPU.B102:CPU.F102</svg:desc>
                </draw:g>
              </table:table-cell>
              <table:table-cell office:value-type="float" office:value="0.000227616075494814">
                <text:p>0.000227616075494814</text:p>
              </table:table-cell>
              <table:table-cell office:value-type="float" office:value="0.000116145944565838">
                <text:p>0.000116145944565838</text:p>
              </table:table-cell>
              <table:table-cell office:value-type="float" office:value="0.0000558388914993194">
                <text:p>0.0000558388914993194</text:p>
              </table:table-cell>
              <table:table-cell office:value-type="float" office:value="0.0000361837475368963">
                <text:p>0.0000361837475368963</text:p>
              </table:table-cell>
            </table:table-row>
            <table:table-row>
              <table:table-cell office:value-type="string">
                <text:p>Predict</text:p>
                <draw:g>
                  <svg:desc>CPU.A103:CPU.A103</svg:desc>
                </draw:g>
              </table:table-cell>
              <table:table-cell office:value-type="float" office:value="0.200265827496435">
                <text:p>0.200265827496435</text:p>
                <draw:g>
                  <svg:desc>CPU.B103:CPU.F103</svg:desc>
                </draw:g>
              </table:table-cell>
              <table:table-cell office:value-type="float" office:value="0.107736114912251">
                <text:p>0.107736114912251</text:p>
              </table:table-cell>
              <table:table-cell office:value-type="float" office:value="0.0785808191234861">
                <text:p>0.0785808191234861</text:p>
              </table:table-cell>
              <table:table-cell office:value-type="float" office:value="0.0441636233544658">
                <text:p>0.0441636233544658</text:p>
              </table:table-cell>
              <table:table-cell office:value-type="float" office:value="0.0304606418081504">
                <text:p>0.0304606418081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" draw:display-name="Double Dash" draw:style="rect" draw:dots1="1" draw:dots1-length="800%" draw:distance="300%"/>
    <draw:stroke-dash draw:name="msLineDash_20_1" draw:display-name="msLineDash 1" draw:style="rect" draw:dots2="1" draw:dots2-length="0.212cm" draw:distance="0.159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style:font-style-name="Regular" fo:font-size="10pt" style:font-family-asian="Georgia" style:font-size-asian="10pt" style:font-family-complex="Georgia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5" style:family="chart">
      <style:chart-properties style:rotation-angle="0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1" chart:origin="0" chart:interval-major="0.025" chart:gap-width="150" chart:overlap="-10" chart:reverse-direction="false" text:line-break="false" loext:try-staggering-first="false" chart:link-data-style-to-source="false" chart:axis-position="1" chart:tick-mark-position="at-axis"/>
      <style:graphic-properties svg:stroke-width="0.018cm" svg:stroke-color="#8b8b8b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7" style:family="chart">
      <style:chart-properties style:rotation-angle="90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8" style:family="chart">
      <style:graphic-properties draw:stroke-dash="Double_20_Dash"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ea433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bbc04" dr3d:edge-rounding="5%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346cm" svg:height="8.757cm" xlink:href=".." xlink:type="simple" chart:class="chart:bar" chart:style-name="ch1">
        <chart:legend chart:legend-position="top" svg:x="5.519cm" svg:y="0.185cm" style:legend-expansion="wide" chart:style-name="ch2"/>
        <chart:plot-area chart:style-name="ch3" table:cell-range-address="CPU.A53:CPU.F56" chart:data-source-has-labels="both" svg:x="1.209cm" svg:y="0.831cm" svg:width="14.13cm" svg:height="7.312cm">
          <chart:coordinate-region svg:x="2.157cm" svg:y="1.03cm" svg:width="13.182cm" svg:height="6.616cm"/>
          <chart:axis chart:dimension="x" chart:name="primary-x" chart:style-name="ch4" chartooo:axis-type="text">
            <chart:title svg:x="7.994cm" svg:y="8.15cm" chart:style-name="ch5">
              <text:p>Threads</text:p>
            </chart:title>
            <chart:categories table:cell-range-address="CPU.B53:CPU.F53"/>
          </chart:axis>
          <chart:axis chart:dimension="y" chart:name="primary-y" chart:style-name="ch6">
            <chart:title svg:x="0.003cm" svg:y="6.192cm" chart:style-name="ch7">
              <text:p>Processing time (seconds)</text:p>
            </chart:title>
            <chart:grid chart:style-name="ch8" chart:class="major"/>
          </chart:axis>
          <chart:series chart:style-name="ch9" chart:values-cell-range-address="CPU.B54:CPU.F54" chart:label-cell-address="CPU.A54:CPU.A54" chart:class="chart:bar">
            <chart:data-point chart:style-name="ch10" chart:repeated="5"/>
          </chart:series>
          <chart:series chart:style-name="ch11" chart:values-cell-range-address="CPU.B55:CPU.F55" chart:label-cell-address="CPU.A55:CPU.A55" chart:class="chart:bar">
            <chart:data-point chart:style-name="ch10" chart:repeated="5"/>
          </chart:series>
          <chart:series chart:style-name="ch12" chart:values-cell-range-address="CPU.B56:CPU.F56" chart:label-cell-address="CPU.A56:CPU.A56" chart:class="chart:bar">
            <chart:data-point chart:style-name="ch10"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PU.B53:CPU.F53</svg:desc>
                </draw:g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GQM</text:p>
                <draw:g>
                  <svg:desc>CPU.A54:CPU.A54</svg:desc>
                </draw:g>
              </table:table-cell>
              <table:table-cell office:value-type="float" office:value="0.0201551">
                <text:p>0.0201551</text:p>
                <draw:g>
                  <svg:desc>CPU.B54:CPU.F54</svg:desc>
                </draw:g>
              </table:table-cell>
              <table:table-cell office:value-type="float" office:value="0.006485166667">
                <text:p>0.006485166667</text:p>
              </table:table-cell>
              <table:table-cell office:value-type="float" office:value="0.003738266667">
                <text:p>0.003738266667</text:p>
              </table:table-cell>
              <table:table-cell office:value-type="float" office:value="0.002712233333">
                <text:p>0.002712233333</text:p>
              </table:table-cell>
              <table:table-cell office:value-type="float" office:value="0.002063266667">
                <text:p>0.002063266667</text:p>
              </table:table-cell>
            </table:table-row>
            <table:table-row>
              <table:table-cell office:value-type="string">
                <text:p>Train</text:p>
                <draw:g>
                  <svg:desc>CPU.A55:CPU.A55</svg:desc>
                </draw:g>
              </table:table-cell>
              <table:table-cell office:value-type="float" office:value="30.32706667">
                <text:p>30.32706667</text:p>
                <draw:g>
                  <svg:desc>CPU.B55:CPU.F55</svg:desc>
                </draw:g>
              </table:table-cell>
              <table:table-cell office:value-type="float" office:value="22.13716667">
                <text:p>22.13716667</text:p>
              </table:table-cell>
              <table:table-cell office:value-type="float" office:value="21.69156667">
                <text:p>21.69156667</text:p>
              </table:table-cell>
              <table:table-cell office:value-type="float" office:value="22.55943333">
                <text:p>22.55943333</text:p>
              </table:table-cell>
              <table:table-cell office:value-type="float" office:value="23.2092">
                <text:p>23.2092</text:p>
              </table:table-cell>
            </table:table-row>
            <table:table-row>
              <table:table-cell office:value-type="string">
                <text:p>Predict</text:p>
                <draw:g>
                  <svg:desc>CPU.A56:CPU.A56</svg:desc>
                </draw:g>
              </table:table-cell>
              <table:table-cell office:value-type="float" office:value="0.1006417333">
                <text:p>0.1006417333</text:p>
                <draw:g>
                  <svg:desc>CPU.B56:CPU.F56</svg:desc>
                </draw:g>
              </table:table-cell>
              <table:table-cell office:value-type="float" office:value="0.0467696">
                <text:p>0.0467696</text:p>
              </table:table-cell>
              <table:table-cell office:value-type="float" office:value="0.0320611">
                <text:p>0.0320611</text:p>
              </table:table-cell>
              <table:table-cell office:value-type="float" office:value="0.02852333333">
                <text:p>0.02852333333</text:p>
              </table:table-cell>
              <table:table-cell office:value-type="float" office:value="0.02756986667">
                <text:p>0.0275698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" draw:display-name="Double Dash" draw:style="rect" draw:dots1="1" draw:dots1-length="800%" draw:distance="300%"/>
    <draw:stroke-dash draw:name="msLineDash_20_1" draw:display-name="msLineDash 1" draw:style="rect" draw:dots2="1" draw:dots2-length="0.212cm" draw:distance="0.159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graphic-properties draw:stroke="none" draw:fill="solid" draw:fill-color="#ffffff"/>
      <style:text-properties fo:color="#1a1a1a" style:text-position="0% 100%" style:font-style-name="Regular" fo:font-size="10pt" style:font-family-asian="Georgia" style:font-size-asian="10pt" style:font-family-complex="Georgia" style:font-size-complex="10pt"/>
    </style:style>
    <style:style style:name="ch3" style:family="chart">
      <style:chart-properties chart:symbol-type="automatic"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5" style:family="chart">
      <style:chart-properties style:rotation-angle="0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6" style:family="chart" style:data-style-name="N0">
      <style:chart-properties chart:display-label="true" chart:tick-marks-major-inner="true" chart:tick-marks-major-outer="false" chart:logarithmic="false" chart:maximum="20" chart:origin="0" chart:interval-major="5" chart:reverse-direction="false" text:line-break="false" loext:try-staggering-first="false" chart:link-data-style-to-source="false" chart:axis-position="1" chart:tick-mark-position="at-axis"/>
      <style:graphic-properties svg:stroke-width="0.018cm" svg:stroke-color="#8b8b8b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7" style:family="chart">
      <style:chart-properties style:rotation-angle="90"/>
      <style:text-properties fo:color="#000000" style:text-position="0% 100%" style:font-style-name="Regular" fo:font-size="10pt" style:font-family-asian="Georgia" style:font-size-asian="10pt" style:font-family-complex="Georgia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msLineDash_20_1" svg:stroke-width="0.053cm" svg:stroke-color="#cccccc" draw:fill-color="#cccccc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346cm" svg:height="8.758cm" xlink:href=".." xlink:type="simple" chart:class="chart:line" chart:style-name="ch1">
        <chart:legend chart:legend-position="end" svg:x="2.642cm" svg:y="0.492cm" style:legend-expansion="custom" svg:width="3.079cm" svg:height="2.092cm" style:legend-expansion-aspect-ratio="1.47179732313576" chart:style-name="ch2"/>
        <chart:plot-area chart:style-name="ch3" table:cell-range-address="CPU.A76:CPU.F80" chart:data-source-has-labels="both" svg:x="0.793cm" svg:y="0.116cm" svg:width="14.151cm" svg:height="7.901cm">
          <chart:coordinate-region svg:x="1.264cm" svg:y="0.315cm" svg:width="13.493cm" svg:height="7.205cm"/>
          <chart:axis chart:dimension="x" chart:name="primary-x" chart:style-name="ch4" chartooo:axis-type="text">
            <chart:title svg:x="7.741cm" svg:y="8.15cm" chart:style-name="ch5">
              <text:p>Threads</text:p>
            </chart:title>
            <chart:categories table:cell-range-address="CPU.B76:CPU.F76"/>
          </chart:axis>
          <chart:axis chart:dimension="y" chart:name="primary-y" chart:style-name="ch6">
            <chart:title svg:x="0.061cm" svg:y="4.444cm" chart:style-name="ch7">
              <text:p>Speedup</text:p>
            </chart:title>
            <chart:grid chart:style-name="ch8" chart:class="major"/>
          </chart:axis>
          <chart:series chart:style-name="ch9" chart:values-cell-range-address="CPU.B77:CPU.F77" chart:label-cell-address="CPU.A77:CPU.A77" chart:class="chart:line">
            <chart:data-point chart:repeated="5"/>
          </chart:series>
          <chart:series chart:style-name="ch10" chart:values-cell-range-address="CPU.B78:CPU.F78" chart:label-cell-address="CPU.A78:CPU.A78" chart:class="chart:line">
            <chart:data-point chart:repeated="5"/>
          </chart:series>
          <chart:series chart:style-name="ch11" chart:values-cell-range-address="CPU.B79:CPU.F79" chart:label-cell-address="CPU.A79:CPU.A79" chart:class="chart:line">
            <chart:data-point chart:repeated="5"/>
          </chart:series>
          <chart:series chart:style-name="ch12" chart:values-cell-range-address="CPU.B80:CPU.F80" chart:label-cell-address="CPU.A80:CPU.A8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PU.B76:CPU.F76</svg:desc>
                </draw:g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GQM</text:p>
                <draw:g>
                  <svg:desc>CPU.A77:CPU.A77</svg:desc>
                </draw:g>
              </table:table-cell>
              <table:table-cell office:value-type="float" office:value="1">
                <text:p>1</text:p>
                <draw:g>
                  <svg:desc>CPU.B77:CPU.F77</svg:desc>
                </draw:g>
              </table:table-cell>
              <table:table-cell office:value-type="float" office:value="3.10787694980299">
                <text:p>3.10787694980299</text:p>
              </table:table-cell>
              <table:table-cell office:value-type="float" office:value="5.39156293421269">
                <text:p>5.39156293421269</text:p>
              </table:table-cell>
              <table:table-cell office:value-type="float" office:value="7.43118217550496">
                <text:p>7.43118217550496</text:p>
              </table:table-cell>
              <table:table-cell office:value-type="float" office:value="9.76853856186492">
                <text:p>9.76853856186492</text:p>
              </table:table-cell>
            </table:table-row>
            <table:table-row>
              <table:table-cell office:value-type="string">
                <text:p>Train</text:p>
                <draw:g>
                  <svg:desc>CPU.A78:CPU.A78</svg:desc>
                </draw:g>
              </table:table-cell>
              <table:table-cell office:value-type="float" office:value="0.000664591146229706">
                <text:p>0.000664591146229706</text:p>
                <draw:g>
                  <svg:desc>CPU.B78:CPU.F78</svg:desc>
                </draw:g>
              </table:table-cell>
              <table:table-cell office:value-type="float" office:value="0.000910464301979256">
                <text:p>0.000910464301979256</text:p>
              </table:table-cell>
              <table:table-cell office:value-type="float" office:value="0.000929167556526704">
                <text:p>0.000929167556526704</text:p>
              </table:table-cell>
              <table:table-cell office:value-type="float" office:value="0.00089342226398911">
                <text:p>0.00089342226398911</text:p>
              </table:table-cell>
              <table:table-cell office:value-type="float" office:value="0.000868409940885511">
                <text:p>0.000868409940885511</text:p>
              </table:table-cell>
            </table:table-row>
            <table:table-row>
              <table:table-cell office:value-type="string">
                <text:p>Predict</text:p>
                <draw:g>
                  <svg:desc>CPU.A79:CPU.A79</svg:desc>
                </draw:g>
              </table:table-cell>
              <table:table-cell office:value-type="float" office:value="0.200265827496435">
                <text:p>0.200265827496435</text:p>
                <draw:g>
                  <svg:desc>CPU.B79:CPU.F79</svg:desc>
                </draw:g>
              </table:table-cell>
              <table:table-cell office:value-type="float" office:value="0.430944459649003">
                <text:p>0.430944459649003</text:p>
              </table:table-cell>
              <table:table-cell office:value-type="float" office:value="0.628646552987889">
                <text:p>0.628646552987889</text:p>
              </table:table-cell>
              <table:table-cell office:value-type="float" office:value="0.706617973671452">
                <text:p>0.706617973671452</text:p>
              </table:table-cell>
              <table:table-cell office:value-type="float" office:value="0.731055403395609">
                <text:p>0.731055403395609</text:p>
              </table:table-cell>
            </table:table-row>
            <table:table-row>
              <table:table-cell office:value-type="string">
                <text:p>Linear</text:p>
                <draw:g>
                  <svg:desc>CPU.A80:CPU.A80</svg:desc>
                </draw:g>
              </table:table-cell>
              <table:table-cell office:value-type="float" office:value="1">
                <text:p>1</text:p>
                <draw:g>
                  <svg:desc>CPU.B80:CPU.F8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uble_20_Dash" draw:display-name="Double Dash" draw:style="rect" draw:dots1="1" draw:dots1-length="800%" draw:distance="300%"/>
    <draw:stroke-dash draw:name="msLineDash_20_1" draw:display-name="msLineDash 1" draw:style="rect" draw:dots2="1" draw:dots2-length="0.212cm" draw:distance="0.159cm"/>
  </office:styles>
</office:document-styles>
</file>